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7031in" svg:height="2.6453in" svg:x="4.1736in" svg:y="1.1854in">
            <draw:object draw:notify-on-update-of-ranges="Sheet1.A2:Sheet1.A501 Sheet1.B1:Sheet1.B1 Sheet1.B2:Sheet1.B501 Sheet1.A2:Sheet1.A501 Sheet1.C1:Sheet1.C1 Sheet1.C2:Sheet1.C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Classification Accuracy</text:p>
          </table:table-cell>
          <table:table-cell office:value-type="string">
            <text:p><text:s/>Training M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862533692722372">
            <text:p>0.0862533693</text:p>
          </table:table-cell>
          <table:table-cell office:value-type="float" office:value="0.931396780820218">
            <text:p>0.9313967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0377358490566">
            <text:p>0.1037735849</text:p>
          </table:table-cell>
          <table:table-cell office:value-type="float" office:value="0.910582040558874">
            <text:p>0.91058204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75202156334232">
            <text:p>0.1752021563</text:p>
          </table:table-cell>
          <table:table-cell office:value-type="float" office:value="0.870247065023046">
            <text:p>0.8702470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23719676549865">
            <text:p>0.2237196765</text:p>
          </table:table-cell>
          <table:table-cell office:value-type="float" office:value="0.834331293557844">
            <text:p>0.83433129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73584905660377">
            <text:p>0.2735849057</text:p>
          </table:table-cell>
          <table:table-cell office:value-type="float" office:value="0.814617881522673">
            <text:p>0.81461788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27493261455526">
            <text:p>0.3274932615</text:p>
          </table:table-cell>
          <table:table-cell office:value-type="float" office:value="0.791309734760185">
            <text:p>0.79130973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57142857142857">
            <text:p>0.3571428571</text:p>
          </table:table-cell>
          <table:table-cell office:value-type="float" office:value="0.767323965809862">
            <text:p>0.76732396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93530997304582">
            <text:p>0.3935309973</text:p>
          </table:table-cell>
          <table:table-cell office:value-type="float" office:value="0.744488482710834">
            <text:p>0.74448848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1644204851752">
            <text:p>0.4164420485</text:p>
          </table:table-cell>
          <table:table-cell office:value-type="float" office:value="0.722437148428995">
            <text:p>0.72243714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46091644204852">
            <text:p>0.4460916442</text:p>
          </table:table-cell>
          <table:table-cell office:value-type="float" office:value="0.702170238128064">
            <text:p>0.70217023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464959568733154">
            <text:p>0.4649595687</text:p>
          </table:table-cell>
          <table:table-cell office:value-type="float" office:value="0.683893593780272">
            <text:p>0.68389359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85175202156334">
            <text:p>0.4851752022</text:p>
          </table:table-cell>
          <table:table-cell office:value-type="float" office:value="0.666682579700177">
            <text:p>0.66668257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1078167115903">
            <text:p>0.5107816712</text:p>
          </table:table-cell>
          <table:table-cell office:value-type="float" office:value="0.649758811554332">
            <text:p>0.64975881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3099730458221">
            <text:p>0.5309973046</text:p>
          </table:table-cell>
          <table:table-cell office:value-type="float" office:value="0.632969684068262">
            <text:p>0.63296968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44474393530997">
            <text:p>0.5444743935</text:p>
          </table:table-cell>
          <table:table-cell office:value-type="float" office:value="0.616638107512559">
            <text:p>0.61663810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70080862533693">
            <text:p>0.5700808625</text:p>
          </table:table-cell>
          <table:table-cell office:value-type="float" office:value="0.601231679722792">
            <text:p>0.601231679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8355795148248">
            <text:p>0.5835579515</text:p>
          </table:table-cell>
          <table:table-cell office:value-type="float" office:value="0.587023772393765">
            <text:p>0.58702377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99730458221024">
            <text:p>0.5997304582</text:p>
          </table:table-cell>
          <table:table-cell office:value-type="float" office:value="0.573995249554988">
            <text:p>0.57399524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09164420485175">
            <text:p>0.6091644205</text:p>
          </table:table-cell>
          <table:table-cell office:value-type="float" office:value="0.56192996657573">
            <text:p>0.56192996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13207547169811">
            <text:p>0.6132075472</text:p>
          </table:table-cell>
          <table:table-cell office:value-type="float" office:value="0.550544730371805">
            <text:p>0.55054473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28032345013477">
            <text:p>0.628032345</text:p>
          </table:table-cell>
          <table:table-cell office:value-type="float" office:value="0.539589679232024">
            <text:p>0.539589679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36118598382749">
            <text:p>0.6361185984</text:p>
          </table:table-cell>
          <table:table-cell office:value-type="float" office:value="0.528905537498719">
            <text:p>0.52890553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41509433962264">
            <text:p>0.641509434</text:p>
          </table:table-cell>
          <table:table-cell office:value-type="float" office:value="0.518436102575454">
            <text:p>0.518436102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49595687331536">
            <text:p>0.6495956873</text:p>
          </table:table-cell>
          <table:table-cell office:value-type="float" office:value="0.508199314602881">
            <text:p>0.508199314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53638814016172">
            <text:p>0.653638814</text:p>
          </table:table-cell>
          <table:table-cell office:value-type="float" office:value="0.498246478590361">
            <text:p>0.498246478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654986522911051">
            <text:p>0.6549865229</text:p>
          </table:table-cell>
          <table:table-cell office:value-type="float" office:value="0.48863657095032">
            <text:p>0.4886365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669811320754717">
            <text:p>0.6698113208</text:p>
          </table:table-cell>
          <table:table-cell office:value-type="float" office:value="0.479421561899563">
            <text:p>0.479421561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83288409703504">
            <text:p>0.6832884097</text:p>
          </table:table-cell>
          <table:table-cell office:value-type="float" office:value="0.470636961797366">
            <text:p>0.47063696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68733153638814">
            <text:p>0.6873315364</text:p>
          </table:table-cell>
          <table:table-cell office:value-type="float" office:value="0.46229966037773">
            <text:p>0.46229966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92722371967655">
            <text:p>0.692722372</text:p>
          </table:table-cell>
          <table:table-cell office:value-type="float" office:value="0.454410027350003">
            <text:p>0.4544100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03504043126685">
            <text:p>0.7035040431</text:p>
          </table:table-cell>
          <table:table-cell office:value-type="float" office:value="0.446954086821574">
            <text:p>0.446954086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06199460916442">
            <text:p>0.7061994609</text:p>
          </table:table-cell>
          <table:table-cell office:value-type="float" office:value="0.439906038956351">
            <text:p>0.4399060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11590296495957">
            <text:p>0.7115902965</text:p>
          </table:table-cell>
          <table:table-cell office:value-type="float" office:value="0.433232081147351">
            <text:p>0.43323208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15633423180593">
            <text:p>0.7156334232</text:p>
          </table:table-cell>
          <table:table-cell office:value-type="float" office:value="0.42689585550473">
            <text:p>0.42689585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25067385444744">
            <text:p>0.7250673854</text:p>
          </table:table-cell>
          <table:table-cell office:value-type="float" office:value="0.420863320195436">
            <text:p>0.420863320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30458221024259">
            <text:p>0.730458221</text:p>
          </table:table-cell>
          <table:table-cell office:value-type="float" office:value="0.415104675927654">
            <text:p>0.415104675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31805929919137">
            <text:p>0.7318059299</text:p>
          </table:table-cell>
          <table:table-cell office:value-type="float" office:value="0.409594486299534">
            <text:p>0.40959448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37196765498652">
            <text:p>0.7371967655</text:p>
          </table:table-cell>
          <table:table-cell office:value-type="float" office:value="0.404311880848649">
            <text:p>0.404311880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42587601078167">
            <text:p>0.7425876011</text:p>
          </table:table-cell>
          <table:table-cell office:value-type="float" office:value="0.399240838813685">
            <text:p>0.39924083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46630727762803">
            <text:p>0.7466307278</text:p>
          </table:table-cell>
          <table:table-cell office:value-type="float" office:value="0.394369707162255">
            <text:p>0.394369707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50673854447439">
            <text:p>0.7506738544</text:p>
          </table:table-cell>
          <table:table-cell office:value-type="float" office:value="0.389689407534482">
            <text:p>0.389689407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58760107816711">
            <text:p>0.7587601078</text:p>
          </table:table-cell>
          <table:table-cell office:value-type="float" office:value="0.385189827881887">
            <text:p>0.385189827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58760107816711">
            <text:p>0.7587601078</text:p>
          </table:table-cell>
          <table:table-cell office:value-type="float" office:value="0.380854309437333">
            <text:p>0.380854309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65498652291105">
            <text:p>0.7654986523</text:p>
          </table:table-cell>
          <table:table-cell office:value-type="float" office:value="0.376656458061227">
            <text:p>0.37665645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68194070080862">
            <text:p>0.7681940701</text:p>
          </table:table-cell>
          <table:table-cell office:value-type="float" office:value="0.372570799580505">
            <text:p>0.37257079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73584905660377">
            <text:p>0.7735849057</text:p>
          </table:table-cell>
          <table:table-cell office:value-type="float" office:value="0.368591846419906">
            <text:p>0.368591846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73584905660377">
            <text:p>0.7735849057</text:p>
          </table:table-cell>
          <table:table-cell office:value-type="float" office:value="0.364728484290744">
            <text:p>0.36472848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73584905660377">
            <text:p>0.7735849057</text:p>
          </table:table-cell>
          <table:table-cell office:value-type="float" office:value="0.360983237450016">
            <text:p>0.36098323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74932614555256">
            <text:p>0.7749326146</text:p>
          </table:table-cell>
          <table:table-cell office:value-type="float" office:value="0.357347587659244">
            <text:p>0.357347587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8167115902965">
            <text:p>0.781671159</text:p>
          </table:table-cell>
          <table:table-cell office:value-type="float" office:value="0.35380642256966">
            <text:p>0.353806422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78167115902965">
            <text:p>0.781671159</text:p>
          </table:table-cell>
          <table:table-cell office:value-type="float" office:value="0.350342734750173">
            <text:p>0.350342734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780323450134771">
            <text:p>0.7803234501</text:p>
          </table:table-cell>
          <table:table-cell office:value-type="float" office:value="0.346942144050675">
            <text:p>0.346942144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85714285714286">
            <text:p>0.7857142857</text:p>
          </table:table-cell>
          <table:table-cell office:value-type="float" office:value="0.343595349479421">
            <text:p>0.343595349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88409703504043">
            <text:p>0.7884097035</text:p>
          </table:table-cell>
          <table:table-cell office:value-type="float" office:value="0.340297107931876">
            <text:p>0.340297107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795148247978436">
            <text:p>0.795148248</text:p>
          </table:table-cell>
          <table:table-cell office:value-type="float" office:value="0.337043340838241">
            <text:p>0.337043340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796495956873315">
            <text:p>0.7964959569</text:p>
          </table:table-cell>
          <table:table-cell office:value-type="float" office:value="0.333829171128134">
            <text:p>0.333829171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97843665768194">
            <text:p>0.7978436658</text:p>
          </table:table-cell>
          <table:table-cell office:value-type="float" office:value="0.330649095401819">
            <text:p>0.330649095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800539083557951">
            <text:p>0.8005390836</text:p>
          </table:table-cell>
          <table:table-cell office:value-type="float" office:value="0.327498137488123">
            <text:p>0.327498137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80188679245283">
            <text:p>0.8018867925</text:p>
          </table:table-cell>
          <table:table-cell office:value-type="float" office:value="0.324372796500795">
            <text:p>0.324372796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05929919137466">
            <text:p>0.8059299191</text:p>
          </table:table-cell>
          <table:table-cell office:value-type="float" office:value="0.321271698392263">
            <text:p>0.321271698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814016172506739">
            <text:p>0.8140161725</text:p>
          </table:table-cell>
          <table:table-cell office:value-type="float" office:value="0.318195968437794">
            <text:p>0.318195968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816711590296496">
            <text:p>0.8167115903</text:p>
          </table:table-cell>
          <table:table-cell office:value-type="float" office:value="0.315149268247046">
            <text:p>0.315149268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819407008086253">
            <text:p>0.8194070081</text:p>
          </table:table-cell>
          <table:table-cell office:value-type="float" office:value="0.312137662717002">
            <text:p>0.31213766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819407008086253">
            <text:p>0.8194070081</text:p>
          </table:table-cell>
          <table:table-cell office:value-type="float" office:value="0.309169290077585">
            <text:p>0.309169290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822102425876011">
            <text:p>0.8221024259</text:p>
          </table:table-cell>
          <table:table-cell office:value-type="float" office:value="0.306253343446157">
            <text:p>0.306253343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822102425876011">
            <text:p>0.8221024259</text:p>
          </table:table-cell>
          <table:table-cell office:value-type="float" office:value="0.303397932371403">
            <text:p>0.303397932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824797843665768">
            <text:p>0.8247978437</text:p>
          </table:table-cell>
          <table:table-cell office:value-type="float" office:value="0.300606822098522">
            <text:p>0.30060682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828840970350404">
            <text:p>0.8288409704</text:p>
          </table:table-cell>
          <table:table-cell office:value-type="float" office:value="0.297875172560128">
            <text:p>0.297875172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830188679245283">
            <text:p>0.8301886792</text:p>
          </table:table-cell>
          <table:table-cell office:value-type="float" office:value="0.295187183006606">
            <text:p>0.2951871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30188679245283">
            <text:p>0.8301886792</text:p>
          </table:table-cell>
          <table:table-cell office:value-type="float" office:value="0.292525685363311">
            <text:p>0.292525685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831536388140162">
            <text:p>0.8315363881</text:p>
          </table:table-cell>
          <table:table-cell office:value-type="float" office:value="0.28989982974116">
            <text:p>0.289899829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83288409703504">
            <text:p>0.832884097</text:p>
          </table:table-cell>
          <table:table-cell office:value-type="float" office:value="0.287352995174178">
            <text:p>0.287352995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83288409703504">
            <text:p>0.832884097</text:p>
          </table:table-cell>
          <table:table-cell office:value-type="float" office:value="0.284855232928717">
            <text:p>0.284855232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838274932614555">
            <text:p>0.8382749326</text:p>
          </table:table-cell>
          <table:table-cell office:value-type="float" office:value="0.282163196838006">
            <text:p>0.282163196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40970350404313">
            <text:p>0.8409703504</text:p>
          </table:table-cell>
          <table:table-cell office:value-type="float" office:value="0.279358177356432">
            <text:p>0.279358177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839622641509434">
            <text:p>0.8396226415</text:p>
          </table:table-cell>
          <table:table-cell office:value-type="float" office:value="0.276516675143499">
            <text:p>0.27651667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839622641509434">
            <text:p>0.8396226415</text:p>
          </table:table-cell>
          <table:table-cell office:value-type="float" office:value="0.273751815698308">
            <text:p>0.273751815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839622641509434">
            <text:p>0.8396226415</text:p>
          </table:table-cell>
          <table:table-cell office:value-type="float" office:value="0.271104104141077">
            <text:p>0.271104104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42318059299191">
            <text:p>0.8423180593</text:p>
          </table:table-cell>
          <table:table-cell office:value-type="float" office:value="0.268475936367138">
            <text:p>0.26847593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42318059299191">
            <text:p>0.8423180593</text:p>
          </table:table-cell>
          <table:table-cell office:value-type="float" office:value="0.26579500821992">
            <text:p>0.265795008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846361185983827">
            <text:p>0.846361186</text:p>
          </table:table-cell>
          <table:table-cell office:value-type="float" office:value="0.263110161905695">
            <text:p>0.263110161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849056603773585">
            <text:p>0.8490566038</text:p>
          </table:table-cell>
          <table:table-cell office:value-type="float" office:value="0.260465067506859">
            <text:p>0.260465067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855795148247978">
            <text:p>0.8557951482</text:p>
          </table:table-cell>
          <table:table-cell office:value-type="float" office:value="0.257853190138541">
            <text:p>0.25785319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858490566037736">
            <text:p>0.858490566</text:p>
          </table:table-cell>
          <table:table-cell office:value-type="float" office:value="0.255240181720283">
            <text:p>0.255240181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862533692722372">
            <text:p>0.8625336927</text:p>
          </table:table-cell>
          <table:table-cell office:value-type="float" office:value="0.252589662043436">
            <text:p>0.2525896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862533692722372">
            <text:p>0.8625336927</text:p>
          </table:table-cell>
          <table:table-cell office:value-type="float" office:value="0.24989058080966">
            <text:p>0.249890580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862533692722372">
            <text:p>0.8625336927</text:p>
          </table:table-cell>
          <table:table-cell office:value-type="float" office:value="0.247178627231804">
            <text:p>0.24717862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863881401617251">
            <text:p>0.8638814016</text:p>
          </table:table-cell>
          <table:table-cell office:value-type="float" office:value="0.244514115317461">
            <text:p>0.24451411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65229110512129">
            <text:p>0.8652291105</text:p>
          </table:table-cell>
          <table:table-cell office:value-type="float" office:value="0.241939655846555">
            <text:p>0.24193965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61185983827493">
            <text:p>0.8611859838</text:p>
          </table:table-cell>
          <table:table-cell office:value-type="float" office:value="0.239470173429397">
            <text:p>0.239470173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862533692722372">
            <text:p>0.8625336927</text:p>
          </table:table-cell>
          <table:table-cell office:value-type="float" office:value="0.237105408175776">
            <text:p>0.237105408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863881401617251">
            <text:p>0.8638814016</text:p>
          </table:table-cell>
          <table:table-cell office:value-type="float" office:value="0.23484017863382">
            <text:p>0.234840178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866576819407008">
            <text:p>0.8665768194</text:p>
          </table:table-cell>
          <table:table-cell office:value-type="float" office:value="0.232668515653619">
            <text:p>0.23266851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866576819407008">
            <text:p>0.8665768194</text:p>
          </table:table-cell>
          <table:table-cell office:value-type="float" office:value="0.230584223356901">
            <text:p>0.230584223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869272237196766">
            <text:p>0.8692722372</text:p>
          </table:table-cell>
          <table:table-cell office:value-type="float" office:value="0.228579391029382">
            <text:p>0.22857939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871967654986523">
            <text:p>0.871967655</text:p>
          </table:table-cell>
          <table:table-cell office:value-type="float" office:value="0.22664408323641">
            <text:p>0.226644083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871967654986523">
            <text:p>0.871967655</text:p>
          </table:table-cell>
          <table:table-cell office:value-type="float" office:value="0.224769716138194">
            <text:p>0.22476971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873315363881402">
            <text:p>0.8733153639</text:p>
          </table:table-cell>
          <table:table-cell office:value-type="float" office:value="0.222951198227034">
            <text:p>0.222951198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87466307277628">
            <text:p>0.8746630728</text:p>
          </table:table-cell>
          <table:table-cell office:value-type="float" office:value="0.22118582844883">
            <text:p>0.22118582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76010781671159">
            <text:p>0.8760107817</text:p>
          </table:table-cell>
          <table:table-cell office:value-type="float" office:value="0.219471353575832">
            <text:p>0.219471353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877358490566038">
            <text:p>0.8773584906</text:p>
          </table:table-cell>
          <table:table-cell office:value-type="float" office:value="0.217804124592193">
            <text:p>0.217804124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877358490566038">
            <text:p>0.8773584906</text:p>
          </table:table-cell>
          <table:table-cell office:value-type="float" office:value="0.216178911466072">
            <text:p>0.21617891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877358490566038">
            <text:p>0.8773584906</text:p>
          </table:table-cell>
          <table:table-cell office:value-type="float" office:value="0.21459030424632">
            <text:p>0.214590304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878706199460916">
            <text:p>0.8787061995</text:p>
          </table:table-cell>
          <table:table-cell office:value-type="float" office:value="0.213034132929449">
            <text:p>0.213034132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882749326145552">
            <text:p>0.8827493261</text:p>
          </table:table-cell>
          <table:table-cell office:value-type="float" office:value="0.21150808693533">
            <text:p>0.211508086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882749326145552">
            <text:p>0.8827493261</text:p>
          </table:table-cell>
          <table:table-cell office:value-type="float" office:value="0.210011622817469">
            <text:p>0.21001162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884097035040431">
            <text:p>0.884097035</text:p>
          </table:table-cell>
          <table:table-cell office:value-type="float" office:value="0.20854549900245">
            <text:p>0.20854549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886792452830189">
            <text:p>0.8867924528</text:p>
          </table:table-cell>
          <table:table-cell office:value-type="float" office:value="0.207111256541829">
            <text:p>0.207111256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886792452830189">
            <text:p>0.8867924528</text:p>
          </table:table-cell>
          <table:table-cell office:value-type="float" office:value="0.205710891750232">
            <text:p>0.205710891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88544474393531">
            <text:p>0.8854447439</text:p>
          </table:table-cell>
          <table:table-cell office:value-type="float" office:value="0.204346849922842">
            <text:p>0.204346849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888140161725067">
            <text:p>0.8881401617</text:p>
          </table:table-cell>
          <table:table-cell office:value-type="float" office:value="0.20302229940697">
            <text:p>0.203022299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888140161725067">
            <text:p>0.8881401617</text:p>
          </table:table-cell>
          <table:table-cell office:value-type="float" office:value="0.201741378993501">
            <text:p>0.20174137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890835579514825">
            <text:p>0.8908355795</text:p>
          </table:table-cell>
          <table:table-cell office:value-type="float" office:value="0.2005087222885">
            <text:p>0.200508722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893530997304582">
            <text:p>0.8935309973</text:p>
          </table:table-cell>
          <table:table-cell office:value-type="float" office:value="0.199327512130413">
            <text:p>0.19932751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892183288409703">
            <text:p>0.8921832884</text:p>
          </table:table-cell>
          <table:table-cell office:value-type="float" office:value="0.198196850662041">
            <text:p>0.19819685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892183288409703">
            <text:p>0.8921832884</text:p>
          </table:table-cell>
          <table:table-cell office:value-type="float" office:value="0.197111490842284">
            <text:p>0.197111490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894878706199461">
            <text:p>0.8948787062</text:p>
          </table:table-cell>
          <table:table-cell office:value-type="float" office:value="0.196064434854449">
            <text:p>0.196064434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896226415094339">
            <text:p>0.8962264151</text:p>
          </table:table-cell>
          <table:table-cell office:value-type="float" office:value="0.195047080034163">
            <text:p>0.1950470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894878706199461">
            <text:p>0.8948787062</text:p>
          </table:table-cell>
          <table:table-cell office:value-type="float" office:value="0.194046892784033">
            <text:p>0.19404689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4878706199461">
            <text:p>0.8948787062</text:p>
          </table:table-cell>
          <table:table-cell office:value-type="float" office:value="0.193051746705435">
            <text:p>0.193051746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894878706199461">
            <text:p>0.8948787062</text:p>
          </table:table-cell>
          <table:table-cell office:value-type="float" office:value="0.192056911016231">
            <text:p>0.19205691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896226415094339">
            <text:p>0.8962264151</text:p>
          </table:table-cell>
          <table:table-cell office:value-type="float" office:value="0.191063746131232">
            <text:p>0.191063746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897574123989218">
            <text:p>0.897574124</text:p>
          </table:table-cell>
          <table:table-cell office:value-type="float" office:value="0.190074549344102">
            <text:p>0.190074549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898921832884097">
            <text:p>0.8989218329</text:p>
          </table:table-cell>
          <table:table-cell office:value-type="float" office:value="0.189090172836885">
            <text:p>0.18909017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900269541778976">
            <text:p>0.9002695418</text:p>
          </table:table-cell>
          <table:table-cell office:value-type="float" office:value="0.188110164484299">
            <text:p>0.188110164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898921832884097">
            <text:p>0.8989218329</text:p>
          </table:table-cell>
          <table:table-cell office:value-type="float" office:value="0.187133613039415">
            <text:p>0.18713361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897574123989218">
            <text:p>0.897574124</text:p>
          </table:table-cell>
          <table:table-cell office:value-type="float" office:value="0.186159828854321">
            <text:p>0.186159828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897574123989218">
            <text:p>0.897574124</text:p>
          </table:table-cell>
          <table:table-cell office:value-type="float" office:value="0.185188647553376">
            <text:p>0.185188647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896226415094339">
            <text:p>0.8962264151</text:p>
          </table:table-cell>
          <table:table-cell office:value-type="float" office:value="0.184220388516496">
            <text:p>0.184220388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897574123989218">
            <text:p>0.897574124</text:p>
          </table:table-cell>
          <table:table-cell office:value-type="float" office:value="0.183255621654295">
            <text:p>0.183255621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897574123989218">
            <text:p>0.897574124</text:p>
          </table:table-cell>
          <table:table-cell office:value-type="float" office:value="0.1822949776709">
            <text:p>0.182294977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896226415094339">
            <text:p>0.8962264151</text:p>
          </table:table-cell>
          <table:table-cell office:value-type="float" office:value="0.181339144786539">
            <text:p>0.181339144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897574123989218">
            <text:p>0.897574124</text:p>
          </table:table-cell>
          <table:table-cell office:value-type="float" office:value="0.180388995915181">
            <text:p>0.180388995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897574123989218">
            <text:p>0.897574124</text:p>
          </table:table-cell>
          <table:table-cell office:value-type="float" office:value="0.179445688499671">
            <text:p>0.179445688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897574123989218">
            <text:p>0.897574124</text:p>
          </table:table-cell>
          <table:table-cell office:value-type="float" office:value="0.17851062506695">
            <text:p>0.178510625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898921832884097">
            <text:p>0.8989218329</text:p>
          </table:table-cell>
          <table:table-cell office:value-type="float" office:value="0.177585274275538">
            <text:p>0.177585274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900269541778976">
            <text:p>0.9002695418</text:p>
          </table:table-cell>
          <table:table-cell office:value-type="float" office:value="0.17667093980505">
            <text:p>0.176670939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901617250673854">
            <text:p>0.9016172507</text:p>
          </table:table-cell>
          <table:table-cell office:value-type="float" office:value="0.175768580457327">
            <text:p>0.175768580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904312668463612">
            <text:p>0.9043126685</text:p>
          </table:table-cell>
          <table:table-cell office:value-type="float" office:value="0.174878737653956">
            <text:p>0.174878737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4312668463612">
            <text:p>0.9043126685</text:p>
          </table:table-cell>
          <table:table-cell office:value-type="float" office:value="0.174001564331527">
            <text:p>0.174001564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904312668463612">
            <text:p>0.9043126685</text:p>
          </table:table-cell>
          <table:table-cell office:value-type="float" office:value="0.17313691518423">
            <text:p>0.173136915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904312668463612">
            <text:p>0.9043126685</text:p>
          </table:table-cell>
          <table:table-cell office:value-type="float" office:value="0.172284459562339">
            <text:p>0.172284459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904312668463612">
            <text:p>0.9043126685</text:p>
          </table:table-cell>
          <table:table-cell office:value-type="float" office:value="0.171443795489209">
            <text:p>0.171443795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904312668463612">
            <text:p>0.9043126685</text:p>
          </table:table-cell>
          <table:table-cell office:value-type="float" office:value="0.170614556057532">
            <text:p>0.170614556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905660377358491">
            <text:p>0.9056603774</text:p>
          </table:table-cell>
          <table:table-cell office:value-type="float" office:value="0.169796501509637">
            <text:p>0.169796501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905660377358491">
            <text:p>0.9056603774</text:p>
          </table:table-cell>
          <table:table-cell office:value-type="float" office:value="0.168989586236513">
            <text:p>0.168989586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905660377358491">
            <text:p>0.9056603774</text:p>
          </table:table-cell>
          <table:table-cell office:value-type="float" office:value="0.168193987035468">
            <text:p>0.16819398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907008086253369">
            <text:p>0.9070080863</text:p>
          </table:table-cell>
          <table:table-cell office:value-type="float" office:value="0.167410082267465">
            <text:p>0.167410082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908355795148248">
            <text:p>0.9083557951</text:p>
          </table:table-cell>
          <table:table-cell office:value-type="float" office:value="0.16663838277948">
            <text:p>0.16663838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908355795148248">
            <text:p>0.9083557951</text:p>
          </table:table-cell>
          <table:table-cell office:value-type="float" office:value="0.165879431973711">
            <text:p>0.16587943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909703504043127">
            <text:p>0.909703504</text:p>
          </table:table-cell>
          <table:table-cell office:value-type="float" office:value="0.165133705734134">
            <text:p>0.165133705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09703504043127">
            <text:p>0.909703504</text:p>
          </table:table-cell>
          <table:table-cell office:value-type="float" office:value="0.164401542372098">
            <text:p>0.164401542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909703504043127">
            <text:p>0.909703504</text:p>
          </table:table-cell>
          <table:table-cell office:value-type="float" office:value="0.163683115842375">
            <text:p>0.163683115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911051212938005">
            <text:p>0.9110512129</text:p>
          </table:table-cell>
          <table:table-cell office:value-type="float" office:value="0.162978443727817">
            <text:p>0.162978443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912398921832884">
            <text:p>0.9123989218</text:p>
          </table:table-cell>
          <table:table-cell office:value-type="float" office:value="0.162287410675888">
            <text:p>0.162287410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912398921832884">
            <text:p>0.9123989218</text:p>
          </table:table-cell>
          <table:table-cell office:value-type="float" office:value="0.161609792581974">
            <text:p>0.161609792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91644204851752">
            <text:p>0.9164420485</text:p>
          </table:table-cell>
          <table:table-cell office:value-type="float" office:value="0.160945277834498">
            <text:p>0.16094527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91644204851752">
            <text:p>0.9164420485</text:p>
          </table:table-cell>
          <table:table-cell office:value-type="float" office:value="0.160293488682146">
            <text:p>0.160293488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91644204851752">
            <text:p>0.9164420485</text:p>
          </table:table-cell>
          <table:table-cell office:value-type="float" office:value="0.159654005525983">
            <text:p>0.159654005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1644204851752">
            <text:p>0.9164420485</text:p>
          </table:table-cell>
          <table:table-cell office:value-type="float" office:value="0.159026393483857">
            <text:p>0.159026393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91644204851752">
            <text:p>0.9164420485</text:p>
          </table:table-cell>
          <table:table-cell office:value-type="float" office:value="0.158410227975542">
            <text:p>0.15841022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917789757412399">
            <text:p>0.9177897574</text:p>
          </table:table-cell>
          <table:table-cell office:value-type="float" office:value="0.157805115551382">
            <text:p>0.157805115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917789757412399">
            <text:p>0.9177897574</text:p>
          </table:table-cell>
          <table:table-cell office:value-type="float" office:value="0.157210707038348">
            <text:p>0.15721070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917789757412399">
            <text:p>0.9177897574</text:p>
          </table:table-cell>
          <table:table-cell office:value-type="float" office:value="0.156626701413274">
            <text:p>0.156626701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917789757412399">
            <text:p>0.9177897574</text:p>
          </table:table-cell>
          <table:table-cell office:value-type="float" office:value="0.156052840166751">
            <text:p>0.15605284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917789757412399">
            <text:p>0.9177897574</text:p>
          </table:table-cell>
          <table:table-cell office:value-type="float" office:value="0.155488893024251">
            <text:p>0.15548889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919137466307278">
            <text:p>0.9191374663</text:p>
          </table:table-cell>
          <table:table-cell office:value-type="float" office:value="0.154934636358001">
            <text:p>0.154934636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919137466307278">
            <text:p>0.9191374663</text:p>
          </table:table-cell>
          <table:table-cell office:value-type="float" office:value="0.154389824922721">
            <text:p>0.154389824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919137466307278">
            <text:p>0.9191374663</text:p>
          </table:table-cell>
          <table:table-cell office:value-type="float" office:value="0.153854155343611">
            <text:p>0.153854155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919137466307278">
            <text:p>0.9191374663</text:p>
          </table:table-cell>
          <table:table-cell office:value-type="float" office:value="0.153327216618142">
            <text:p>0.153327216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917789757412399">
            <text:p>0.9177897574</text:p>
          </table:table-cell>
          <table:table-cell office:value-type="float" office:value="0.152808420908429">
            <text:p>0.152808420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917789757412399">
            <text:p>0.9177897574</text:p>
          </table:table-cell>
          <table:table-cell office:value-type="float" office:value="0.152296910750972">
            <text:p>0.152296910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919137466307278">
            <text:p>0.9191374663</text:p>
          </table:table-cell>
          <table:table-cell office:value-type="float" office:value="0.151791449635182">
            <text:p>0.151791449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919137466307278">
            <text:p>0.9191374663</text:p>
          </table:table-cell>
          <table:table-cell office:value-type="float" office:value="0.151290320942068">
            <text:p>0.151290320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919137466307278">
            <text:p>0.9191374663</text:p>
          </table:table-cell>
          <table:table-cell office:value-type="float" office:value="0.150791280365402">
            <text:p>0.150791280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919137466307278">
            <text:p>0.9191374663</text:p>
          </table:table-cell>
          <table:table-cell office:value-type="float" office:value="0.150291622818358">
            <text:p>0.150291622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920485175202156">
            <text:p>0.9204851752</text:p>
          </table:table-cell>
          <table:table-cell office:value-type="float" office:value="0.149788418946312">
            <text:p>0.149788418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920485175202156">
            <text:p>0.9204851752</text:p>
          </table:table-cell>
          <table:table-cell office:value-type="float" office:value="0.14927890466978">
            <text:p>0.149278904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920485175202156">
            <text:p>0.9204851752</text:p>
          </table:table-cell>
          <table:table-cell office:value-type="float" office:value="0.148760872016898">
            <text:p>0.14876087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20485175202156">
            <text:p>0.9204851752</text:p>
          </table:table-cell>
          <table:table-cell office:value-type="float" office:value="0.148232865838179">
            <text:p>0.148232865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920485175202156">
            <text:p>0.9204851752</text:p>
          </table:table-cell>
          <table:table-cell office:value-type="float" office:value="0.147694156745552">
            <text:p>0.147694156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920485175202156">
            <text:p>0.9204851752</text:p>
          </table:table-cell>
          <table:table-cell office:value-type="float" office:value="0.147144655840465">
            <text:p>0.147144655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920485175202156">
            <text:p>0.9204851752</text:p>
          </table:table-cell>
          <table:table-cell office:value-type="float" office:value="0.146584955223749">
            <text:p>0.146584955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920485175202156">
            <text:p>0.9204851752</text:p>
          </table:table-cell>
          <table:table-cell office:value-type="float" office:value="0.146016588745536">
            <text:p>0.146016588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920485175202156">
            <text:p>0.9204851752</text:p>
          </table:table-cell>
          <table:table-cell office:value-type="float" office:value="0.145442522291506">
            <text:p>0.14544252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920485175202156">
            <text:p>0.9204851752</text:p>
          </table:table-cell>
          <table:table-cell office:value-type="float" office:value="0.144867765545142">
            <text:p>0.144867765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920485175202156">
            <text:p>0.9204851752</text:p>
          </table:table-cell>
          <table:table-cell office:value-type="float" office:value="0.144299805197083">
            <text:p>0.144299805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920485175202156">
            <text:p>0.9204851752</text:p>
          </table:table-cell>
          <table:table-cell office:value-type="float" office:value="0.143748361721622">
            <text:p>0.143748361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921832884097035">
            <text:p>0.9218328841</text:p>
          </table:table-cell>
          <table:table-cell office:value-type="float" office:value="0.143223928122978">
            <text:p>0.143223928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921832884097035">
            <text:p>0.9218328841</text:p>
          </table:table-cell>
          <table:table-cell office:value-type="float" office:value="0.142734913767166">
            <text:p>0.142734913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923180592991914">
            <text:p>0.923180593</text:p>
          </table:table-cell>
          <table:table-cell office:value-type="float" office:value="0.142284237692979">
            <text:p>0.142284237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921832884097035">
            <text:p>0.9218328841</text:p>
          </table:table-cell>
          <table:table-cell office:value-type="float" office:value="0.14186745211411">
            <text:p>0.141867452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920485175202156">
            <text:p>0.9204851752</text:p>
          </table:table-cell>
          <table:table-cell office:value-type="float" office:value="0.141474211944334">
            <text:p>0.141474211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920485175202156">
            <text:p>0.9204851752</text:p>
          </table:table-cell>
          <table:table-cell office:value-type="float" office:value="0.141092195948996">
            <text:p>0.141092195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921832884097035">
            <text:p>0.9218328841</text:p>
          </table:table-cell>
          <table:table-cell office:value-type="float" office:value="0.140710379684753">
            <text:p>0.140710379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921832884097035">
            <text:p>0.9218328841</text:p>
          </table:table-cell>
          <table:table-cell office:value-type="float" office:value="0.140320125469064">
            <text:p>0.140320125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921832884097035">
            <text:p>0.9218328841</text:p>
          </table:table-cell>
          <table:table-cell office:value-type="float" office:value="0.139915098400727">
            <text:p>0.139915098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923180592991914">
            <text:p>0.923180593</text:p>
          </table:table-cell>
          <table:table-cell office:value-type="float" office:value="0.139490683592786">
            <text:p>0.139490683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921832884097035">
            <text:p>0.9218328841</text:p>
          </table:table-cell>
          <table:table-cell office:value-type="float" office:value="0.139043069958331">
            <text:p>0.1390430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20485175202156">
            <text:p>0.9204851752</text:p>
          </table:table-cell>
          <table:table-cell office:value-type="float" office:value="0.138569838478786">
            <text:p>0.138569838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920485175202156">
            <text:p>0.9204851752</text:p>
          </table:table-cell>
          <table:table-cell office:value-type="float" office:value="0.138071763273159">
            <text:p>0.138071763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920485175202156">
            <text:p>0.9204851752</text:p>
          </table:table-cell>
          <table:table-cell office:value-type="float" office:value="0.137553336415954">
            <text:p>0.137553336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920485175202156">
            <text:p>0.9204851752</text:p>
          </table:table-cell>
          <table:table-cell office:value-type="float" office:value="0.137022387728453">
            <text:p>0.137022387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920485175202156">
            <text:p>0.9204851752</text:p>
          </table:table-cell>
          <table:table-cell office:value-type="float" office:value="0.136489055515583">
            <text:p>0.136489055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919137466307278">
            <text:p>0.9191374663</text:p>
          </table:table-cell>
          <table:table-cell office:value-type="float" office:value="0.135963358437713">
            <text:p>0.135963358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919137466307278">
            <text:p>0.9191374663</text:p>
          </table:table-cell>
          <table:table-cell office:value-type="float" office:value="0.135452059953893">
            <text:p>0.1354520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920485175202156">
            <text:p>0.9204851752</text:p>
          </table:table-cell>
          <table:table-cell office:value-type="float" office:value="0.134956620580835">
            <text:p>0.134956620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920485175202156">
            <text:p>0.9204851752</text:p>
          </table:table-cell>
          <table:table-cell office:value-type="float" office:value="0.134473578905465">
            <text:p>0.134473578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920485175202156">
            <text:p>0.9204851752</text:p>
          </table:table-cell>
          <table:table-cell office:value-type="float" office:value="0.133997197409801">
            <text:p>0.133997197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921832884097035">
            <text:p>0.9218328841</text:p>
          </table:table-cell>
          <table:table-cell office:value-type="float" office:value="0.13352211970203">
            <text:p>0.133522119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921832884097035">
            <text:p>0.9218328841</text:p>
          </table:table-cell>
          <table:table-cell office:value-type="float" office:value="0.13304399029077">
            <text:p>0.133043990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921832884097035">
            <text:p>0.9218328841</text:p>
          </table:table-cell>
          <table:table-cell office:value-type="float" office:value="0.132559093194236">
            <text:p>0.132559093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921832884097035">
            <text:p>0.9218328841</text:p>
          </table:table-cell>
          <table:table-cell office:value-type="float" office:value="0.132065060023533">
            <text:p>0.1320650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923180592991914">
            <text:p>0.923180593</text:p>
          </table:table-cell>
          <table:table-cell office:value-type="float" office:value="0.131562873816764">
            <text:p>0.131562873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924528301886792">
            <text:p>0.9245283019</text:p>
          </table:table-cell>
          <table:table-cell office:value-type="float" office:value="0.131058001105029">
            <text:p>0.131058001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924528301886792">
            <text:p>0.9245283019</text:p>
          </table:table-cell>
          <table:table-cell office:value-type="float" office:value="0.130558834004636">
            <text:p>0.13055883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925876010781671">
            <text:p>0.9258760108</text:p>
          </table:table-cell>
          <table:table-cell office:value-type="float" office:value="0.130074383428664">
            <text:p>0.130074383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925876010781671">
            <text:p>0.9258760108</text:p>
          </table:table-cell>
          <table:table-cell office:value-type="float" office:value="0.129609969654291">
            <text:p>0.129609969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925876010781671">
            <text:p>0.9258760108</text:p>
          </table:table-cell>
          <table:table-cell office:value-type="float" office:value="0.129159850302149">
            <text:p>0.12915985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92722371967655">
            <text:p>0.9272237197</text:p>
          </table:table-cell>
          <table:table-cell office:value-type="float" office:value="0.128705357532062">
            <text:p>0.128705357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92722371967655">
            <text:p>0.9272237197</text:p>
          </table:table-cell>
          <table:table-cell office:value-type="float" office:value="0.128226170421766">
            <text:p>0.128226170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928571428571429">
            <text:p>0.9285714286</text:p>
          </table:table-cell>
          <table:table-cell office:value-type="float" office:value="0.12771751758627">
            <text:p>0.127717517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928571428571429">
            <text:p>0.9285714286</text:p>
          </table:table-cell>
          <table:table-cell office:value-type="float" office:value="0.12719258708217">
            <text:p>0.127192587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928571428571429">
            <text:p>0.9285714286</text:p>
          </table:table-cell>
          <table:table-cell office:value-type="float" office:value="0.12666735321659">
            <text:p>0.126667353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92722371967655">
            <text:p>0.9272237197</text:p>
          </table:table-cell>
          <table:table-cell office:value-type="float" office:value="0.126149934781201">
            <text:p>0.126149934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92722371967655">
            <text:p>0.9272237197</text:p>
          </table:table-cell>
          <table:table-cell office:value-type="float" office:value="0.125643395164807">
            <text:p>0.125643395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929919137466307">
            <text:p>0.9299191375</text:p>
          </table:table-cell>
          <table:table-cell office:value-type="float" office:value="0.125150055794659">
            <text:p>0.125150055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929919137466307">
            <text:p>0.9299191375</text:p>
          </table:table-cell>
          <table:table-cell office:value-type="float" office:value="0.124671550248367">
            <text:p>0.124671550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931266846361186">
            <text:p>0.9312668464</text:p>
          </table:table-cell>
          <table:table-cell office:value-type="float" office:value="0.124208300730508">
            <text:p>0.124208300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931266846361186">
            <text:p>0.9312668464</text:p>
          </table:table-cell>
          <table:table-cell office:value-type="float" office:value="0.123759806930588">
            <text:p>0.123759806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932614555256065">
            <text:p>0.9326145553</text:p>
          </table:table-cell>
          <table:table-cell office:value-type="float" office:value="0.123325041619692">
            <text:p>0.123325041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933962264150943">
            <text:p>0.9339622642</text:p>
          </table:table-cell>
          <table:table-cell office:value-type="float" office:value="0.122902733439806">
            <text:p>0.122902733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933962264150943">
            <text:p>0.9339622642</text:p>
          </table:table-cell>
          <table:table-cell office:value-type="float" office:value="0.122491506556353">
            <text:p>0.122491506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933962264150943">
            <text:p>0.9339622642</text:p>
          </table:table-cell>
          <table:table-cell office:value-type="float" office:value="0.122089932466953">
            <text:p>0.122089932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933962264150943">
            <text:p>0.9339622642</text:p>
          </table:table-cell>
          <table:table-cell office:value-type="float" office:value="0.121696558356803">
            <text:p>0.121696558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933962264150943">
            <text:p>0.9339622642</text:p>
          </table:table-cell>
          <table:table-cell office:value-type="float" office:value="0.121309951403126">
            <text:p>0.121309951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933962264150943">
            <text:p>0.9339622642</text:p>
          </table:table-cell>
          <table:table-cell office:value-type="float" office:value="0.120928774510949">
            <text:p>0.120928774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933962264150943">
            <text:p>0.9339622642</text:p>
          </table:table-cell>
          <table:table-cell office:value-type="float" office:value="0.120551884773072">
            <text:p>0.120551884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933962264150943">
            <text:p>0.9339622642</text:p>
          </table:table-cell>
          <table:table-cell office:value-type="float" office:value="0.120178434841669">
            <text:p>0.120178434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933962264150943">
            <text:p>0.9339622642</text:p>
          </table:table-cell>
          <table:table-cell office:value-type="float" office:value="0.119807948211852">
            <text:p>0.119807948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933962264150943">
            <text:p>0.9339622642</text:p>
          </table:table-cell>
          <table:table-cell office:value-type="float" office:value="0.119440343939688">
            <text:p>0.119440343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932614555256065">
            <text:p>0.9326145553</text:p>
          </table:table-cell>
          <table:table-cell office:value-type="float" office:value="0.119075898121997">
            <text:p>0.119075898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932614555256065">
            <text:p>0.9326145553</text:p>
          </table:table-cell>
          <table:table-cell office:value-type="float" office:value="0.118715143477243">
            <text:p>0.118715143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932614555256065">
            <text:p>0.9326145553</text:p>
          </table:table-cell>
          <table:table-cell office:value-type="float" office:value="0.118358722272287">
            <text:p>0.118358722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932614555256065">
            <text:p>0.9326145553</text:p>
          </table:table-cell>
          <table:table-cell office:value-type="float" office:value="0.118007214510914">
            <text:p>0.118007214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933962264150943">
            <text:p>0.9339622642</text:p>
          </table:table-cell>
          <table:table-cell office:value-type="float" office:value="0.117660977985328">
            <text:p>0.11766097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933962264150943">
            <text:p>0.9339622642</text:p>
          </table:table-cell>
          <table:table-cell office:value-type="float" office:value="0.11732004187981">
            <text:p>0.117320041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933962264150943">
            <text:p>0.9339622642</text:p>
          </table:table-cell>
          <table:table-cell office:value-type="float" office:value="0.11698408770267">
            <text:p>0.116984087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933962264150943">
            <text:p>0.9339622642</text:p>
          </table:table-cell>
          <table:table-cell office:value-type="float" office:value="0.116652524238908">
            <text:p>0.116652524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933962264150943">
            <text:p>0.9339622642</text:p>
          </table:table-cell>
          <table:table-cell office:value-type="float" office:value="0.116324627038639">
            <text:p>0.11632462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933962264150943">
            <text:p>0.9339622642</text:p>
          </table:table-cell>
          <table:table-cell office:value-type="float" office:value="0.115999703865327">
            <text:p>0.115999703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933962264150943">
            <text:p>0.9339622642</text:p>
          </table:table-cell>
          <table:table-cell office:value-type="float" office:value="0.115677239799413">
            <text:p>0.115677239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932614555256065">
            <text:p>0.9326145553</text:p>
          </table:table-cell>
          <table:table-cell office:value-type="float" office:value="0.115357004772847">
            <text:p>0.115357004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932614555256065">
            <text:p>0.9326145553</text:p>
          </table:table-cell>
          <table:table-cell office:value-type="float" office:value="0.115039103224556">
            <text:p>0.115039103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932614555256065">
            <text:p>0.9326145553</text:p>
          </table:table-cell>
          <table:table-cell office:value-type="float" office:value="0.114723977490953">
            <text:p>0.114723977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932614555256065">
            <text:p>0.9326145553</text:p>
          </table:table-cell>
          <table:table-cell office:value-type="float" office:value="0.114412360684659">
            <text:p>0.114412360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932614555256065">
            <text:p>0.9326145553</text:p>
          </table:table-cell>
          <table:table-cell office:value-type="float" office:value="0.114105204855386">
            <text:p>0.114105204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932614555256065">
            <text:p>0.9326145553</text:p>
          </table:table-cell>
          <table:table-cell office:value-type="float" office:value="0.113803580928383">
            <text:p>0.113803580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932614555256065">
            <text:p>0.9326145553</text:p>
          </table:table-cell>
          <table:table-cell office:value-type="float" office:value="0.113508572621478">
            <text:p>0.113508572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932614555256065">
            <text:p>0.9326145553</text:p>
          </table:table-cell>
          <table:table-cell office:value-type="float" office:value="0.113221144605525">
            <text:p>0.113221144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932614555256065">
            <text:p>0.9326145553</text:p>
          </table:table-cell>
          <table:table-cell office:value-type="float" office:value="0.112942002423517">
            <text:p>0.112942002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931266846361186">
            <text:p>0.9312668464</text:p>
          </table:table-cell>
          <table:table-cell office:value-type="float" office:value="0.112671437460193">
            <text:p>0.112671437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931266846361186">
            <text:p>0.9312668464</text:p>
          </table:table-cell>
          <table:table-cell office:value-type="float" office:value="0.112409254601949">
            <text:p>0.112409254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931266846361186">
            <text:p>0.9312668464</text:p>
          </table:table-cell>
          <table:table-cell office:value-type="float" office:value="0.112154896374855">
            <text:p>0.11215489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932614555256065">
            <text:p>0.9326145553</text:p>
          </table:table-cell>
          <table:table-cell office:value-type="float" office:value="0.111908011779587">
            <text:p>0.111908011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932614555256065">
            <text:p>0.9326145553</text:p>
          </table:table-cell>
          <table:table-cell office:value-type="float" office:value="0.111669648684165">
            <text:p>0.111669648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932614555256065">
            <text:p>0.9326145553</text:p>
          </table:table-cell>
          <table:table-cell office:value-type="float" office:value="0.111444479466726">
            <text:p>0.111444479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932614555256065">
            <text:p>0.9326145553</text:p>
          </table:table-cell>
          <table:table-cell office:value-type="float" office:value="0.111244857758035">
            <text:p>0.111244857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935309973045822">
            <text:p>0.935309973</text:p>
          </table:table-cell>
          <table:table-cell office:value-type="float" office:value="0.111097819546788">
            <text:p>0.111097819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936657681940701">
            <text:p>0.9366576819</text:p>
          </table:table-cell>
          <table:table-cell office:value-type="float" office:value="0.111046005736006">
            <text:p>0.111046005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936657681940701">
            <text:p>0.9366576819</text:p>
          </table:table-cell>
          <table:table-cell office:value-type="float" office:value="0.111069771696241">
            <text:p>0.111069771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933962264150943">
            <text:p>0.9339622642</text:p>
          </table:table-cell>
          <table:table-cell office:value-type="float" office:value="0.110815526817012">
            <text:p>0.110815526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932614555256065">
            <text:p>0.9326145553</text:p>
          </table:table-cell>
          <table:table-cell office:value-type="float" office:value="0.109967881494516">
            <text:p>0.109967881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933962264150943">
            <text:p>0.9339622642</text:p>
          </table:table-cell>
          <table:table-cell office:value-type="float" office:value="0.109018464579275">
            <text:p>0.109018464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935309973045822">
            <text:p>0.935309973</text:p>
          </table:table-cell>
          <table:table-cell office:value-type="float" office:value="0.108332787984735">
            <text:p>0.10833278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935309973045822">
            <text:p>0.935309973</text:p>
          </table:table-cell>
          <table:table-cell office:value-type="float" office:value="0.107787402159821">
            <text:p>0.107787402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935309973045822">
            <text:p>0.935309973</text:p>
          </table:table-cell>
          <table:table-cell office:value-type="float" office:value="0.107317855294249">
            <text:p>0.107317855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935309973045822">
            <text:p>0.935309973</text:p>
          </table:table-cell>
          <table:table-cell office:value-type="float" office:value="0.106907707878921">
            <text:p>0.106907707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935309973045822">
            <text:p>0.935309973</text:p>
          </table:table-cell>
          <table:table-cell office:value-type="float" office:value="0.106541698345238">
            <text:p>0.10654169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936657681940701">
            <text:p>0.9366576819</text:p>
          </table:table-cell>
          <table:table-cell office:value-type="float" office:value="0.106206472601626">
            <text:p>0.106206472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936657681940701">
            <text:p>0.9366576819</text:p>
          </table:table-cell>
          <table:table-cell office:value-type="float" office:value="0.105892128074328">
            <text:p>0.105892128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936657681940701">
            <text:p>0.9366576819</text:p>
          </table:table-cell>
          <table:table-cell office:value-type="float" office:value="0.105592715036985">
            <text:p>0.1055927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935309973045822">
            <text:p>0.935309973</text:p>
          </table:table-cell>
          <table:table-cell office:value-type="float" office:value="0.105304945190026">
            <text:p>0.105304945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935309973045822">
            <text:p>0.935309973</text:p>
          </table:table-cell>
          <table:table-cell office:value-type="float" office:value="0.105027008439987">
            <text:p>0.10502700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935309973045822">
            <text:p>0.935309973</text:p>
          </table:table-cell>
          <table:table-cell office:value-type="float" office:value="0.104757915679635">
            <text:p>0.104757915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935309973045822">
            <text:p>0.935309973</text:p>
          </table:table-cell>
          <table:table-cell office:value-type="float" office:value="0.104497125044097">
            <text:p>0.10449712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935309973045822">
            <text:p>0.935309973</text:p>
          </table:table-cell>
          <table:table-cell office:value-type="float" office:value="0.104244314915926">
            <text:p>0.104244314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935309973045822">
            <text:p>0.935309973</text:p>
          </table:table-cell>
          <table:table-cell office:value-type="float" office:value="0.103999247224462">
            <text:p>0.103999247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935309973045822">
            <text:p>0.935309973</text:p>
          </table:table-cell>
          <table:table-cell office:value-type="float" office:value="0.103761688187617">
            <text:p>0.10376168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935309973045822">
            <text:p>0.935309973</text:p>
          </table:table-cell>
          <table:table-cell office:value-type="float" office:value="0.103531365731041">
            <text:p>0.103531365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935309973045822">
            <text:p>0.935309973</text:p>
          </table:table-cell>
          <table:table-cell office:value-type="float" office:value="0.103307949749812">
            <text:p>0.103307949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935309973045822">
            <text:p>0.935309973</text:p>
          </table:table-cell>
          <table:table-cell office:value-type="float" office:value="0.103091045813601">
            <text:p>0.103091045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936657681940701">
            <text:p>0.9366576819</text:p>
          </table:table-cell>
          <table:table-cell office:value-type="float" office:value="0.102880195674774">
            <text:p>0.102880195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938005390835579">
            <text:p>0.9380053908</text:p>
          </table:table-cell>
          <table:table-cell office:value-type="float" office:value="0.102674879189859">
            <text:p>0.102674879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939353099730458">
            <text:p>0.9393530997</text:p>
          </table:table-cell>
          <table:table-cell office:value-type="float" office:value="0.102474512063268">
            <text:p>0.102474512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939353099730458">
            <text:p>0.9393530997</text:p>
          </table:table-cell>
          <table:table-cell office:value-type="float" office:value="0.102278431994124">
            <text:p>0.10227843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939353099730458">
            <text:p>0.9393530997</text:p>
          </table:table-cell>
          <table:table-cell office:value-type="float" office:value="0.1020858621233">
            <text:p>0.102085862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939353099730458">
            <text:p>0.9393530997</text:p>
          </table:table-cell>
          <table:table-cell office:value-type="float" office:value="0.101895835088639">
            <text:p>0.101895835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939353099730458">
            <text:p>0.9393530997</text:p>
          </table:table-cell>
          <table:table-cell office:value-type="float" office:value="0.101707054145129">
            <text:p>0.101707054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39353099730458">
            <text:p>0.9393530997</text:p>
          </table:table-cell>
          <table:table-cell office:value-type="float" office:value="0.101517662424083">
            <text:p>0.101517662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939353099730458">
            <text:p>0.9393530997</text:p>
          </table:table-cell>
          <table:table-cell office:value-type="float" office:value="0.1013248953988">
            <text:p>0.101324895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940700808625337">
            <text:p>0.9407008086</text:p>
          </table:table-cell>
          <table:table-cell office:value-type="float" office:value="0.101124623012023">
            <text:p>0.10112462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940700808625337">
            <text:p>0.9407008086</text:p>
          </table:table-cell>
          <table:table-cell office:value-type="float" office:value="0.100910876063867">
            <text:p>0.100910876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940700808625337">
            <text:p>0.9407008086</text:p>
          </table:table-cell>
          <table:table-cell office:value-type="float" office:value="0.100675607713272">
            <text:p>0.100675607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942048517520215">
            <text:p>0.9420485175</text:p>
          </table:table-cell>
          <table:table-cell office:value-type="float" office:value="0.100409042930494">
            <text:p>0.100409042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943396226415094">
            <text:p>0.9433962264</text:p>
          </table:table-cell>
          <table:table-cell office:value-type="float" office:value="0.100100654740061">
            <text:p>0.100100654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944743935309973">
            <text:p>0.9447439353</text:p>
          </table:table-cell>
          <table:table-cell office:value-type="float" office:value="0.0997401771794732">
            <text:p>0.09974017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46091644204852">
            <text:p>0.9460916442</text:p>
          </table:table-cell>
          <table:table-cell office:value-type="float" office:value="0.0993187547657207">
            <text:p>0.099318754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4743935309973">
            <text:p>0.9474393531</text:p>
          </table:table-cell>
          <table:table-cell office:value-type="float" office:value="0.0988304198210132">
            <text:p>0.098830419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950134770889488">
            <text:p>0.9501347709</text:p>
          </table:table-cell>
          <table:table-cell office:value-type="float" office:value="0.098271832853003">
            <text:p>0.09827183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950134770889488">
            <text:p>0.9501347709</text:p>
          </table:table-cell>
          <table:table-cell office:value-type="float" office:value="0.0976472255849165">
            <text:p>0.097647225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950134770889488">
            <text:p>0.9501347709</text:p>
          </table:table-cell>
          <table:table-cell office:value-type="float" office:value="0.0969754383195088">
            <text:p>0.096975438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950134770889488">
            <text:p>0.9501347709</text:p>
          </table:table-cell>
          <table:table-cell office:value-type="float" office:value="0.0962841046076853">
            <text:p>0.096284104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950134770889488">
            <text:p>0.9501347709</text:p>
          </table:table-cell>
          <table:table-cell office:value-type="float" office:value="0.0956030796410163">
            <text:p>0.095603079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950134770889488">
            <text:p>0.9501347709</text:p>
          </table:table-cell>
          <table:table-cell office:value-type="float" office:value="0.0949586838870106">
            <text:p>0.094958683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950134770889488">
            <text:p>0.9501347709</text:p>
          </table:table-cell>
          <table:table-cell office:value-type="float" office:value="0.0943655697571244">
            <text:p>0.094365569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950134770889488">
            <text:p>0.9501347709</text:p>
          </table:table-cell>
          <table:table-cell office:value-type="float" office:value="0.093823115861777">
            <text:p>0.093823115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50134770889488">
            <text:p>0.9501347709</text:p>
          </table:table-cell>
          <table:table-cell office:value-type="float" office:value="0.0933210854932699">
            <text:p>0.093321085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950134770889488">
            <text:p>0.9501347709</text:p>
          </table:table-cell>
          <table:table-cell office:value-type="float" office:value="0.0928496581923928">
            <text:p>0.09284965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951482479784367">
            <text:p>0.9514824798</text:p>
          </table:table-cell>
          <table:table-cell office:value-type="float" office:value="0.0924050874109968">
            <text:p>0.092405087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952830188679245">
            <text:p>0.9528301887</text:p>
          </table:table-cell>
          <table:table-cell office:value-type="float" office:value="0.0919884283420618">
            <text:p>0.091988428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952830188679245">
            <text:p>0.9528301887</text:p>
          </table:table-cell>
          <table:table-cell office:value-type="float" office:value="0.0916015986501462">
            <text:p>0.091601598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52830188679245">
            <text:p>0.9528301887</text:p>
          </table:table-cell>
          <table:table-cell office:value-type="float" office:value="0.0912455081640398">
            <text:p>0.091245508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952830188679245">
            <text:p>0.9528301887</text:p>
          </table:table-cell>
          <table:table-cell office:value-type="float" office:value="0.0909210620934933">
            <text:p>0.090921062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952830188679245">
            <text:p>0.9528301887</text:p>
          </table:table-cell>
          <table:table-cell office:value-type="float" office:value="0.0906299551618769">
            <text:p>0.090629955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952830188679245">
            <text:p>0.9528301887</text:p>
          </table:table-cell>
          <table:table-cell office:value-type="float" office:value="0.0903710637063773">
            <text:p>0.090371063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950134770889488">
            <text:p>0.9501347709</text:p>
          </table:table-cell>
          <table:table-cell office:value-type="float" office:value="0.0901306627573501">
            <text:p>0.090130662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50134770889488">
            <text:p>0.9501347709</text:p>
          </table:table-cell>
          <table:table-cell office:value-type="float" office:value="0.0898691907447055">
            <text:p>0.089869190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951482479784367">
            <text:p>0.9514824798</text:p>
          </table:table-cell>
          <table:table-cell office:value-type="float" office:value="0.0895416067511285">
            <text:p>0.089541606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950134770889488">
            <text:p>0.9501347709</text:p>
          </table:table-cell>
          <table:table-cell office:value-type="float" office:value="0.0891688919261497">
            <text:p>0.089168891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950134770889488">
            <text:p>0.9501347709</text:p>
          </table:table-cell>
          <table:table-cell office:value-type="float" office:value="0.0888002079600055">
            <text:p>0.08880020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951482479784367">
            <text:p>0.9514824798</text:p>
          </table:table-cell>
          <table:table-cell office:value-type="float" office:value="0.0884381199348727">
            <text:p>0.088438119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51482479784367">
            <text:p>0.9514824798</text:p>
          </table:table-cell>
          <table:table-cell office:value-type="float" office:value="0.088092201097423">
            <text:p>0.088092201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951482479784367">
            <text:p>0.9514824798</text:p>
          </table:table-cell>
          <table:table-cell office:value-type="float" office:value="0.0877699768370701">
            <text:p>0.087769976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950134770889488">
            <text:p>0.9501347709</text:p>
          </table:table-cell>
          <table:table-cell office:value-type="float" office:value="0.0874547834170825">
            <text:p>0.087454783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950134770889488">
            <text:p>0.9501347709</text:p>
          </table:table-cell>
          <table:table-cell office:value-type="float" office:value="0.0871270498415185">
            <text:p>0.087127049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951482479784367">
            <text:p>0.9514824798</text:p>
          </table:table-cell>
          <table:table-cell office:value-type="float" office:value="0.0867886012664929">
            <text:p>0.086788601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51482479784367">
            <text:p>0.9514824798</text:p>
          </table:table-cell>
          <table:table-cell office:value-type="float" office:value="0.0864577331135438">
            <text:p>0.086457733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951482479784367">
            <text:p>0.9514824798</text:p>
          </table:table-cell>
          <table:table-cell office:value-type="float" office:value="0.0861586264053249">
            <text:p>0.086158626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952830188679245">
            <text:p>0.9528301887</text:p>
          </table:table-cell>
          <table:table-cell office:value-type="float" office:value="0.0859159276068422">
            <text:p>0.085915927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952830188679245">
            <text:p>0.9528301887</text:p>
          </table:table-cell>
          <table:table-cell office:value-type="float" office:value="0.0857299245612683">
            <text:p>0.085729924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952830188679245">
            <text:p>0.9528301887</text:p>
          </table:table-cell>
          <table:table-cell office:value-type="float" office:value="0.085585667898801">
            <text:p>0.085585667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52830188679245">
            <text:p>0.9528301887</text:p>
          </table:table-cell>
          <table:table-cell office:value-type="float" office:value="0.0854822716404139">
            <text:p>0.085482271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952830188679245">
            <text:p>0.9528301887</text:p>
          </table:table-cell>
          <table:table-cell office:value-type="float" office:value="0.0854324691803958">
            <text:p>0.085432469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952830188679245">
            <text:p>0.9528301887</text:p>
          </table:table-cell>
          <table:table-cell office:value-type="float" office:value="0.0854805151653114">
            <text:p>0.085480515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952830188679245">
            <text:p>0.9528301887</text:p>
          </table:table-cell>
          <table:table-cell office:value-type="float" office:value="0.085739917958633">
            <text:p>0.08573991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954177897574124">
            <text:p>0.9541778976</text:p>
          </table:table-cell>
          <table:table-cell office:value-type="float" office:value="0.0864155560291307">
            <text:p>0.08641555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952830188679245">
            <text:p>0.9528301887</text:p>
          </table:table-cell>
          <table:table-cell office:value-type="float" office:value="0.08796360752559">
            <text:p>0.087963607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952830188679245">
            <text:p>0.9528301887</text:p>
          </table:table-cell>
          <table:table-cell office:value-type="float" office:value="0.0870515371319231">
            <text:p>0.087051537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952830188679245">
            <text:p>0.9528301887</text:p>
          </table:table-cell>
          <table:table-cell office:value-type="float" office:value="0.0879525965091064">
            <text:p>0.087952596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952830188679245">
            <text:p>0.9528301887</text:p>
          </table:table-cell>
          <table:table-cell office:value-type="float" office:value="0.0887959440785768">
            <text:p>0.088795944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955525606469002">
            <text:p>0.9555256065</text:p>
          </table:table-cell>
          <table:table-cell office:value-type="float" office:value="0.0862435835627998">
            <text:p>0.086243583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5525606469002">
            <text:p>0.9555256065</text:p>
          </table:table-cell>
          <table:table-cell office:value-type="float" office:value="0.084958407294136">
            <text:p>0.084958407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955525606469002">
            <text:p>0.9555256065</text:p>
          </table:table-cell>
          <table:table-cell office:value-type="float" office:value="0.085411752768085">
            <text:p>0.085411752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955525606469002">
            <text:p>0.9555256065</text:p>
          </table:table-cell>
          <table:table-cell office:value-type="float" office:value="0.0842065845330489">
            <text:p>0.084206584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954177897574124">
            <text:p>0.9541778976</text:p>
          </table:table-cell>
          <table:table-cell office:value-type="float" office:value="0.0836056382107488">
            <text:p>0.083605638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954177897574124">
            <text:p>0.9541778976</text:p>
          </table:table-cell>
          <table:table-cell office:value-type="float" office:value="0.0842306975332773">
            <text:p>0.084230697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954177897574124">
            <text:p>0.9541778976</text:p>
          </table:table-cell>
          <table:table-cell office:value-type="float" office:value="0.0833087233033323">
            <text:p>0.083308723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955525606469002">
            <text:p>0.9555256065</text:p>
          </table:table-cell>
          <table:table-cell office:value-type="float" office:value="0.0829908520492965">
            <text:p>0.08299085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954177897574124">
            <text:p>0.9541778976</text:p>
          </table:table-cell>
          <table:table-cell office:value-type="float" office:value="0.0830539467146141">
            <text:p>0.083053946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955525606469002">
            <text:p>0.9555256065</text:p>
          </table:table-cell>
          <table:table-cell office:value-type="float" office:value="0.0835806767471286">
            <text:p>0.083580676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955525606469002">
            <text:p>0.9555256065</text:p>
          </table:table-cell>
          <table:table-cell office:value-type="float" office:value="0.0827902965359409">
            <text:p>0.082790296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54177897574124">
            <text:p>0.9541778976</text:p>
          </table:table-cell>
          <table:table-cell office:value-type="float" office:value="0.0834216170382022">
            <text:p>0.08342161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954177897574124">
            <text:p>0.9541778976</text:p>
          </table:table-cell>
          <table:table-cell office:value-type="float" office:value="0.0841583521530505">
            <text:p>0.084158352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951482479784367">
            <text:p>0.9514824798</text:p>
          </table:table-cell>
          <table:table-cell office:value-type="float" office:value="0.0848009479091604">
            <text:p>0.084800947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956873315363881">
            <text:p>0.9568733154</text:p>
          </table:table-cell>
          <table:table-cell office:value-type="float" office:value="0.0857869649273724">
            <text:p>0.085786964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952830188679245">
            <text:p>0.9528301887</text:p>
          </table:table-cell>
          <table:table-cell office:value-type="float" office:value="0.084977846621503">
            <text:p>0.084977846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55525606469002">
            <text:p>0.9555256065</text:p>
          </table:table-cell>
          <table:table-cell office:value-type="float" office:value="0.0847059494315186">
            <text:p>0.084705949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955525606469002">
            <text:p>0.9555256065</text:p>
          </table:table-cell>
          <table:table-cell office:value-type="float" office:value="0.0836126718930269">
            <text:p>0.083612671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954177897574124">
            <text:p>0.9541778976</text:p>
          </table:table-cell>
          <table:table-cell office:value-type="float" office:value="0.084692158699072">
            <text:p>0.084692158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954177897574124">
            <text:p>0.9541778976</text:p>
          </table:table-cell>
          <table:table-cell office:value-type="float" office:value="0.0843120423139609">
            <text:p>0.084312042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955525606469002">
            <text:p>0.9555256065</text:p>
          </table:table-cell>
          <table:table-cell office:value-type="float" office:value="0.0837373067131768">
            <text:p>0.083737306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56873315363881">
            <text:p>0.9568733154</text:p>
          </table:table-cell>
          <table:table-cell office:value-type="float" office:value="0.0845743101124695">
            <text:p>0.084574310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954177897574124">
            <text:p>0.9541778976</text:p>
          </table:table-cell>
          <table:table-cell office:value-type="float" office:value="0.0827659740499709">
            <text:p>0.08276597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954177897574124">
            <text:p>0.9541778976</text:p>
          </table:table-cell>
          <table:table-cell office:value-type="float" office:value="0.081595239526832">
            <text:p>0.081595239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952830188679245">
            <text:p>0.9528301887</text:p>
          </table:table-cell>
          <table:table-cell office:value-type="float" office:value="0.0831522774819717">
            <text:p>0.083152277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956873315363881">
            <text:p>0.9568733154</text:p>
          </table:table-cell>
          <table:table-cell office:value-type="float" office:value="0.0848068324942749">
            <text:p>0.084806832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56873315363881">
            <text:p>0.9568733154</text:p>
          </table:table-cell>
          <table:table-cell office:value-type="float" office:value="0.0834436430758093">
            <text:p>0.083443643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955525606469002">
            <text:p>0.9555256065</text:p>
          </table:table-cell>
          <table:table-cell office:value-type="float" office:value="0.0830771360388724">
            <text:p>0.08307713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955525606469002">
            <text:p>0.9555256065</text:p>
          </table:table-cell>
          <table:table-cell office:value-type="float" office:value="0.0829699531748392">
            <text:p>0.082969953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956873315363881">
            <text:p>0.9568733154</text:p>
          </table:table-cell>
          <table:table-cell office:value-type="float" office:value="0.0833688463478746">
            <text:p>0.083368846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956873315363881">
            <text:p>0.9568733154</text:p>
          </table:table-cell>
          <table:table-cell office:value-type="float" office:value="0.0854663696327048">
            <text:p>0.085466369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55525606469002">
            <text:p>0.9555256065</text:p>
          </table:table-cell>
          <table:table-cell office:value-type="float" office:value="0.0826048469735909">
            <text:p>0.08260484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955525606469002">
            <text:p>0.9555256065</text:p>
          </table:table-cell>
          <table:table-cell office:value-type="float" office:value="0.0834985741420966">
            <text:p>0.083498574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955525606469002">
            <text:p>0.9555256065</text:p>
          </table:table-cell>
          <table:table-cell office:value-type="float" office:value="0.0806989021900208">
            <text:p>0.080698902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956873315363881">
            <text:p>0.9568733154</text:p>
          </table:table-cell>
          <table:table-cell office:value-type="float" office:value="0.0840259018952286">
            <text:p>0.084025901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956873315363881">
            <text:p>0.9568733154</text:p>
          </table:table-cell>
          <table:table-cell office:value-type="float" office:value="0.0807220455083987">
            <text:p>0.080722045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55525606469002">
            <text:p>0.9555256065</text:p>
          </table:table-cell>
          <table:table-cell office:value-type="float" office:value="0.0802124999353741">
            <text:p>0.080212499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95822102425876">
            <text:p>0.9582210243</text:p>
          </table:table-cell>
          <table:table-cell office:value-type="float" office:value="0.0799458355810065">
            <text:p>0.079945835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95822102425876">
            <text:p>0.9582210243</text:p>
          </table:table-cell>
          <table:table-cell office:value-type="float" office:value="0.0810310092096783">
            <text:p>0.081031009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95822102425876">
            <text:p>0.9582210243</text:p>
          </table:table-cell>
          <table:table-cell office:value-type="float" office:value="0.080483022499079">
            <text:p>0.080483022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95822102425876">
            <text:p>0.9582210243</text:p>
          </table:table-cell>
          <table:table-cell office:value-type="float" office:value="0.07951769145816">
            <text:p>0.079517691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954177897574124">
            <text:p>0.9541778976</text:p>
          </table:table-cell>
          <table:table-cell office:value-type="float" office:value="0.079464436752234">
            <text:p>0.079464436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956873315363881">
            <text:p>0.9568733154</text:p>
          </table:table-cell>
          <table:table-cell office:value-type="float" office:value="0.0794202029462654">
            <text:p>0.079420202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956873315363881">
            <text:p>0.9568733154</text:p>
          </table:table-cell>
          <table:table-cell office:value-type="float" office:value="0.0788467883491032">
            <text:p>0.078846788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956873315363881">
            <text:p>0.9568733154</text:p>
          </table:table-cell>
          <table:table-cell office:value-type="float" office:value="0.0787878428934336">
            <text:p>0.078787842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956873315363881">
            <text:p>0.9568733154</text:p>
          </table:table-cell>
          <table:table-cell office:value-type="float" office:value="0.0783020338753361">
            <text:p>0.078302033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22102425876">
            <text:p>0.9582210243</text:p>
          </table:table-cell>
          <table:table-cell office:value-type="float" office:value="0.0781346164687428">
            <text:p>0.078134616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95822102425876">
            <text:p>0.9582210243</text:p>
          </table:table-cell>
          <table:table-cell office:value-type="float" office:value="0.0777280197912505">
            <text:p>0.077728019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59568733153639">
            <text:p>0.9595687332</text:p>
          </table:table-cell>
          <table:table-cell office:value-type="float" office:value="0.0773841458677056">
            <text:p>0.077384145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959568733153639">
            <text:p>0.9595687332</text:p>
          </table:table-cell>
          <table:table-cell office:value-type="float" office:value="0.0770813603197475">
            <text:p>0.077081360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959568733153639">
            <text:p>0.9595687332</text:p>
          </table:table-cell>
          <table:table-cell office:value-type="float" office:value="0.0767661656563004">
            <text:p>0.076766165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95822102425876">
            <text:p>0.9582210243</text:p>
          </table:table-cell>
          <table:table-cell office:value-type="float" office:value="0.0764704217625924">
            <text:p>0.076470421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95822102425876">
            <text:p>0.9582210243</text:p>
          </table:table-cell>
          <table:table-cell office:value-type="float" office:value="0.0762113763075238">
            <text:p>0.076211376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95822102425876">
            <text:p>0.9582210243</text:p>
          </table:table-cell>
          <table:table-cell office:value-type="float" office:value="0.0759154210375468">
            <text:p>0.07591542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95822102425876">
            <text:p>0.9582210243</text:p>
          </table:table-cell>
          <table:table-cell office:value-type="float" office:value="0.0757168134856383">
            <text:p>0.075716813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959568733153639">
            <text:p>0.9595687332</text:p>
          </table:table-cell>
          <table:table-cell office:value-type="float" office:value="0.0755160410536354">
            <text:p>0.075516041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9568733153639">
            <text:p>0.9595687332</text:p>
          </table:table-cell>
          <table:table-cell office:value-type="float" office:value="0.0753655827154395">
            <text:p>0.075365582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959568733153639">
            <text:p>0.9595687332</text:p>
          </table:table-cell>
          <table:table-cell office:value-type="float" office:value="0.075231722407299">
            <text:p>0.075231722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959568733153639">
            <text:p>0.9595687332</text:p>
          </table:table-cell>
          <table:table-cell office:value-type="float" office:value="0.0751268187671945">
            <text:p>0.075126818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959568733153639">
            <text:p>0.9595687332</text:p>
          </table:table-cell>
          <table:table-cell office:value-type="float" office:value="0.0750130947820697">
            <text:p>0.075013094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959568733153639">
            <text:p>0.9595687332</text:p>
          </table:table-cell>
          <table:table-cell office:value-type="float" office:value="0.0749462759129632">
            <text:p>0.074946275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959568733153639">
            <text:p>0.9595687332</text:p>
          </table:table-cell>
          <table:table-cell office:value-type="float" office:value="0.0748582368964886">
            <text:p>0.074858236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959568733153639">
            <text:p>0.9595687332</text:p>
          </table:table-cell>
          <table:table-cell office:value-type="float" office:value="0.0748131485026938">
            <text:p>0.074813148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959568733153639">
            <text:p>0.9595687332</text:p>
          </table:table-cell>
          <table:table-cell office:value-type="float" office:value="0.0747202811607731">
            <text:p>0.074720281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959568733153639">
            <text:p>0.9595687332</text:p>
          </table:table-cell>
          <table:table-cell office:value-type="float" office:value="0.0746025228965126">
            <text:p>0.074602522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959568733153639">
            <text:p>0.9595687332</text:p>
          </table:table-cell>
          <table:table-cell office:value-type="float" office:value="0.07447472930062">
            <text:p>0.074474729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9568733153639">
            <text:p>0.9595687332</text:p>
          </table:table-cell>
          <table:table-cell office:value-type="float" office:value="0.0743230561674986">
            <text:p>0.074323056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959568733153639">
            <text:p>0.9595687332</text:p>
          </table:table-cell>
          <table:table-cell office:value-type="float" office:value="0.0741321013138556">
            <text:p>0.074132101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959568733153639">
            <text:p>0.9595687332</text:p>
          </table:table-cell>
          <table:table-cell office:value-type="float" office:value="0.0738671345846824">
            <text:p>0.073867134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959568733153639">
            <text:p>0.9595687332</text:p>
          </table:table-cell>
          <table:table-cell office:value-type="float" office:value="0.0736030194431195">
            <text:p>0.073603019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960916442048518">
            <text:p>0.960916442</text:p>
          </table:table-cell>
          <table:table-cell office:value-type="float" office:value="0.0732992054533142">
            <text:p>0.0732992055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960916442048518">
            <text:p>0.960916442</text:p>
          </table:table-cell>
          <table:table-cell office:value-type="float" office:value="0.072906853361915">
            <text:p>0.072906853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960916442048518">
            <text:p>0.960916442</text:p>
          </table:table-cell>
          <table:table-cell office:value-type="float" office:value="0.072513022959283">
            <text:p>0.07251302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962264150943396">
            <text:p>0.9622641509</text:p>
          </table:table-cell>
          <table:table-cell office:value-type="float" office:value="0.072559923689011">
            <text:p>0.072559923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960916442048518">
            <text:p>0.960916442</text:p>
          </table:table-cell>
          <table:table-cell office:value-type="float" office:value="0.0745283878450604">
            <text:p>0.074528387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960916442048518">
            <text:p>0.960916442</text:p>
          </table:table-cell>
          <table:table-cell office:value-type="float" office:value="0.0746109383161894">
            <text:p>0.0746109383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60916442048518">
            <text:p>0.960916442</text:p>
          </table:table-cell>
          <table:table-cell office:value-type="float" office:value="0.0717021532912965">
            <text:p>0.0717021533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959568733153639">
            <text:p>0.9595687332</text:p>
          </table:table-cell>
          <table:table-cell office:value-type="float" office:value="0.0752058393433106">
            <text:p>0.075205839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959568733153639">
            <text:p>0.9595687332</text:p>
          </table:table-cell>
          <table:table-cell office:value-type="float" office:value="0.073397821639547">
            <text:p>0.073397821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954177897574124">
            <text:p>0.9541778976</text:p>
          </table:table-cell>
          <table:table-cell office:value-type="float" office:value="0.0810616610285646">
            <text:p>0.08106166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950134770889488">
            <text:p>0.9501347709</text:p>
          </table:table-cell>
          <table:table-cell office:value-type="float" office:value="0.0827783100294815">
            <text:p>0.0827783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54177897574124">
            <text:p>0.9541778976</text:p>
          </table:table-cell>
          <table:table-cell office:value-type="float" office:value="0.0828690181087185">
            <text:p>0.082869018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959568733153639">
            <text:p>0.9595687332</text:p>
          </table:table-cell>
          <table:table-cell office:value-type="float" office:value="0.073024057194943">
            <text:p>0.073024057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960916442048518">
            <text:p>0.960916442</text:p>
          </table:table-cell>
          <table:table-cell office:value-type="float" office:value="0.0711165997483057">
            <text:p>0.071116599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960916442048518">
            <text:p>0.960916442</text:p>
          </table:table-cell>
          <table:table-cell office:value-type="float" office:value="0.0733325288030474">
            <text:p>0.073332528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960916442048518">
            <text:p>0.960916442</text:p>
          </table:table-cell>
          <table:table-cell office:value-type="float" office:value="0.0711402403242278">
            <text:p>0.071140240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959568733153639">
            <text:p>0.9595687332</text:p>
          </table:table-cell>
          <table:table-cell office:value-type="float" office:value="0.0735904000350712">
            <text:p>0.073590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959568733153639">
            <text:p>0.9595687332</text:p>
          </table:table-cell>
          <table:table-cell office:value-type="float" office:value="0.0717630046571678">
            <text:p>0.071763004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959568733153639">
            <text:p>0.9595687332</text:p>
          </table:table-cell>
          <table:table-cell office:value-type="float" office:value="0.0742811865142217">
            <text:p>0.074281186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959568733153639">
            <text:p>0.9595687332</text:p>
          </table:table-cell>
          <table:table-cell office:value-type="float" office:value="0.0708295248630375">
            <text:p>0.0708295249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960916442048518">
            <text:p>0.960916442</text:p>
          </table:table-cell>
          <table:table-cell office:value-type="float" office:value="0.0716219813424932">
            <text:p>0.071621981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0916442048518">
            <text:p>0.960916442</text:p>
          </table:table-cell>
          <table:table-cell office:value-type="float" office:value="0.0716055866912062">
            <text:p>0.0716055867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960916442048518">
            <text:p>0.960916442</text:p>
          </table:table-cell>
          <table:table-cell office:value-type="float" office:value="0.0703459624875984">
            <text:p>0.070345962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95822102425876">
            <text:p>0.9582210243</text:p>
          </table:table-cell>
          <table:table-cell office:value-type="float" office:value="0.0737472480436417">
            <text:p>0.07374724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951482479784367">
            <text:p>0.9514824798</text:p>
          </table:table-cell>
          <table:table-cell office:value-type="float" office:value="0.0818384640488958">
            <text:p>0.08183846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955525606469002">
            <text:p>0.9555256065</text:p>
          </table:table-cell>
          <table:table-cell office:value-type="float" office:value="0.0787450988150156">
            <text:p>0.078745098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951482479784367">
            <text:p>0.9514824798</text:p>
          </table:table-cell>
          <table:table-cell office:value-type="float" office:value="0.079188599827964">
            <text:p>0.079188599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955525606469002">
            <text:p>0.9555256065</text:p>
          </table:table-cell>
          <table:table-cell office:value-type="float" office:value="0.0762475922996602">
            <text:p>0.076247592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959568733153639">
            <text:p>0.9595687332</text:p>
          </table:table-cell>
          <table:table-cell office:value-type="float" office:value="0.0715715462970286">
            <text:p>0.0715715463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962264150943396">
            <text:p>0.9622641509</text:p>
          </table:table-cell>
          <table:table-cell office:value-type="float" office:value="0.0701114873926356">
            <text:p>0.070111487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962264150943396">
            <text:p>0.9622641509</text:p>
          </table:table-cell>
          <table:table-cell office:value-type="float" office:value="0.0688777710187738">
            <text:p>0.06887777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0916442048518">
            <text:p>0.960916442</text:p>
          </table:table-cell>
          <table:table-cell office:value-type="float" office:value="0.0694417307072984">
            <text:p>0.069441730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960916442048518">
            <text:p>0.960916442</text:p>
          </table:table-cell>
          <table:table-cell office:value-type="float" office:value="0.068492672863114">
            <text:p>0.068492672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962264150943396">
            <text:p>0.9622641509</text:p>
          </table:table-cell>
          <table:table-cell office:value-type="float" office:value="0.0683924228130129">
            <text:p>0.068392422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963611859838275">
            <text:p>0.9636118598</text:p>
          </table:table-cell>
          <table:table-cell office:value-type="float" office:value="0.0683235997999922">
            <text:p>0.068323599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962264150943396">
            <text:p>0.9622641509</text:p>
          </table:table-cell>
          <table:table-cell office:value-type="float" office:value="0.0675903967149983">
            <text:p>0.0675903967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960916442048518">
            <text:p>0.960916442</text:p>
          </table:table-cell>
          <table:table-cell office:value-type="float" office:value="0.0687611410878759">
            <text:p>0.068761141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960916442048518">
            <text:p>0.960916442</text:p>
          </table:table-cell>
          <table:table-cell office:value-type="float" office:value="0.0669574979888975">
            <text:p>0.06695749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960916442048518">
            <text:p>0.960916442</text:p>
          </table:table-cell>
          <table:table-cell office:value-type="float" office:value="0.0684071080471768">
            <text:p>0.06840710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960916442048518">
            <text:p>0.960916442</text:p>
          </table:table-cell>
          <table:table-cell office:value-type="float" office:value="0.0671378369805095">
            <text:p>0.06713783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962264150943396">
            <text:p>0.9622641509</text:p>
          </table:table-cell>
          <table:table-cell office:value-type="float" office:value="0.0661637575672193">
            <text:p>0.066163757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64150943396">
            <text:p>0.9622641509</text:p>
          </table:table-cell>
          <table:table-cell office:value-type="float" office:value="0.0660513498108354">
            <text:p>0.066051349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962264150943396">
            <text:p>0.9622641509</text:p>
          </table:table-cell>
          <table:table-cell office:value-type="float" office:value="0.0662027789862377">
            <text:p>0.06620277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962264150943396">
            <text:p>0.9622641509</text:p>
          </table:table-cell>
          <table:table-cell office:value-type="float" office:value="0.0659741575507516">
            <text:p>0.065974157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962264150943396">
            <text:p>0.9622641509</text:p>
          </table:table-cell>
          <table:table-cell office:value-type="float" office:value="0.0661851066533589">
            <text:p>0.066185106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962264150943396">
            <text:p>0.9622641509</text:p>
          </table:table-cell>
          <table:table-cell office:value-type="float" office:value="0.0658989504872457">
            <text:p>0.065898950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962264150943396">
            <text:p>0.9622641509</text:p>
          </table:table-cell>
          <table:table-cell office:value-type="float" office:value="0.0657241855638643">
            <text:p>0.065724185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962264150943396">
            <text:p>0.9622641509</text:p>
          </table:table-cell>
          <table:table-cell office:value-type="float" office:value="0.0656565102505561">
            <text:p>0.065656510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962264150943396">
            <text:p>0.9622641509</text:p>
          </table:table-cell>
          <table:table-cell office:value-type="float" office:value="0.065611653969821">
            <text:p>0.06561165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962264150943396">
            <text:p>0.9622641509</text:p>
          </table:table-cell>
          <table:table-cell office:value-type="float" office:value="0.0655053957573052">
            <text:p>0.065505395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962264150943396">
            <text:p>0.9622641509</text:p>
          </table:table-cell>
          <table:table-cell office:value-type="float" office:value="0.0655217130837381">
            <text:p>0.065521713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962264150943396">
            <text:p>0.9622641509</text:p>
          </table:table-cell>
          <table:table-cell office:value-type="float" office:value="0.0652691688836347">
            <text:p>0.065269168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962264150943396">
            <text:p>0.9622641509</text:p>
          </table:table-cell>
          <table:table-cell office:value-type="float" office:value="0.0655009197420863">
            <text:p>0.065500919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962264150943396">
            <text:p>0.9622641509</text:p>
          </table:table-cell>
          <table:table-cell office:value-type="float" office:value="0.0649435213906008">
            <text:p>0.0649435214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962264150943396">
            <text:p>0.9622641509</text:p>
          </table:table-cell>
          <table:table-cell office:value-type="float" office:value="0.0658044637941984">
            <text:p>0.0658044638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963611859838275">
            <text:p>0.9636118598</text:p>
          </table:table-cell>
          <table:table-cell office:value-type="float" office:value="0.0647527485284787">
            <text:p>0.064752748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960916442048518">
            <text:p>0.960916442</text:p>
          </table:table-cell>
          <table:table-cell office:value-type="float" office:value="0.0659232359564926">
            <text:p>0.06592323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963611859838275">
            <text:p>0.9636118598</text:p>
          </table:table-cell>
          <table:table-cell office:value-type="float" office:value="0.0643636297959738">
            <text:p>0.064363629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960916442048518">
            <text:p>0.960916442</text:p>
          </table:table-cell>
          <table:table-cell office:value-type="float" office:value="0.0656861040706418">
            <text:p>0.065686104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962264150943396">
            <text:p>0.9622641509</text:p>
          </table:table-cell>
          <table:table-cell office:value-type="float" office:value="0.0639674601391906">
            <text:p>0.063967460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960916442048518">
            <text:p>0.960916442</text:p>
          </table:table-cell>
          <table:table-cell office:value-type="float" office:value="0.0651663700771109">
            <text:p>0.065166370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962264150943396">
            <text:p>0.9622641509</text:p>
          </table:table-cell>
          <table:table-cell office:value-type="float" office:value="0.0636217187219643">
            <text:p>0.063621718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960916442048518">
            <text:p>0.960916442</text:p>
          </table:table-cell>
          <table:table-cell office:value-type="float" office:value="0.0645635893703386">
            <text:p>0.064563589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962264150943396">
            <text:p>0.9622641509</text:p>
          </table:table-cell>
          <table:table-cell office:value-type="float" office:value="0.0635648129713219">
            <text:p>0.06356481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962264150943396">
            <text:p>0.9622641509</text:p>
          </table:table-cell>
          <table:table-cell office:value-type="float" office:value="0.0637669562840353">
            <text:p>0.0637669563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962264150943396">
            <text:p>0.9622641509</text:p>
          </table:table-cell>
          <table:table-cell office:value-type="float" office:value="0.0634563576533037">
            <text:p>0.063456357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962264150943396">
            <text:p>0.9622641509</text:p>
          </table:table-cell>
          <table:table-cell office:value-type="float" office:value="0.063416823514868">
            <text:p>0.063416823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962264150943396">
            <text:p>0.9622641509</text:p>
          </table:table-cell>
          <table:table-cell office:value-type="float" office:value="0.0635469345089099">
            <text:p>0.063546934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962264150943396">
            <text:p>0.9622641509</text:p>
          </table:table-cell>
          <table:table-cell office:value-type="float" office:value="0.0635376394937411">
            <text:p>0.063537639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962264150943396">
            <text:p>0.9622641509</text:p>
          </table:table-cell>
          <table:table-cell office:value-type="float" office:value="0.0634839155106677">
            <text:p>0.063483915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962264150943396">
            <text:p>0.9622641509</text:p>
          </table:table-cell>
          <table:table-cell office:value-type="float" office:value="0.0634012552290731">
            <text:p>0.063401255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962264150943396">
            <text:p>0.9622641509</text:p>
          </table:table-cell>
          <table:table-cell office:value-type="float" office:value="0.0633040232080146">
            <text:p>0.063304023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962264150943396">
            <text:p>0.9622641509</text:p>
          </table:table-cell>
          <table:table-cell office:value-type="float" office:value="0.0632203442960121">
            <text:p>0.063220344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962264150943396">
            <text:p>0.9622641509</text:p>
          </table:table-cell>
          <table:table-cell office:value-type="float" office:value="0.0631259167833024">
            <text:p>0.063125916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962264150943396">
            <text:p>0.9622641509</text:p>
          </table:table-cell>
          <table:table-cell office:value-type="float" office:value="0.0630403029930648">
            <text:p>0.06304030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962264150943396">
            <text:p>0.9622641509</text:p>
          </table:table-cell>
          <table:table-cell office:value-type="float" office:value="0.0629480432563704">
            <text:p>0.062948043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962264150943396">
            <text:p>0.9622641509</text:p>
          </table:table-cell>
          <table:table-cell office:value-type="float" office:value="0.0628691549508228">
            <text:p>0.06286915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962264150943396">
            <text:p>0.9622641509</text:p>
          </table:table-cell>
          <table:table-cell office:value-type="float" office:value="0.0627855956892771">
            <text:p>0.062785595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62264150943396">
            <text:p>0.9622641509</text:p>
          </table:table-cell>
          <table:table-cell office:value-type="float" office:value="0.0627144644210208">
            <text:p>0.06271446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3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3:05:29</dc:date>
    <dc:creator>steve </dc:creator>
    <meta:generator>LibreOffice/3.4$Unix LibreOffice_project/340m1$Build-402</meta:generator>
    <meta:editing-duration>PT8S</meta:editing-duration>
    <meta:editing-cycles>1</meta:editing-cycles>
    <meta:document-statistic meta:table-count="1" meta:cell-count="1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47cm" svg:height="6.72cm" xlink:href=".." xlink:type="simple" chart:class="chart:scatter" chart:style-name="ch1">
        <chart:title svg:x="1.762cm" svg:y="0.27cm" chart:style-name="ch2">
          <text:p>Classification Accuracy, MSE vs. Epochs</text:p>
        </chart:title>
        <chart:legend chart:legend-position="end" svg:x="8.407cm" svg:y="2.613cm" style:legend-expansion="high" chart:style-name="ch3"/>
        <chart:plot-area chart:style-name="ch4" table:cell-range-address="Sheet1.A2:Sheet1.C501 Sheet1.B1:Sheet1.C1" chart:data-source-has-labels="row" svg:x="1.249cm" svg:y="1.451cm" svg:width="6.682cm" svg:height="4.154cm">
          <chartooo:coordinate-region svg:x="1.976cm" svg:y="1.651cm" svg:width="5.675cm" svg:height="3.307cm"/>
          <chart:axis chart:dimension="x" chart:name="primary-x" chart:style-name="ch5">
            <chart:title svg:x="3.99cm" svg:y="5.739cm" chart:style-name="ch6">
              <text:p>Epochs</text:p>
            </chart:title>
          </chart:axis>
          <chart:axis chart:dimension="y" chart:name="primary-y" chart:style-name="ch5">
            <chart:title svg:x="0.451cm" svg:y="3.731cm" chart:style-name="ch7">
              <text:p>%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style-name="ch10" chart:values-cell-range-address="Sheet1.C2:Sheet1.C501" chart:label-cell-address="Sheet1.C1:Sheet1.C1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lassification Accuracy</text:p>
                <draw:g>
                  <svg:desc>Sheet1.B1:Sheet1.B1</svg:desc>
                </draw:g>
              </table:table-cell>
              <table:table-cell office:value-type="string">
                <text:p> 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0862533692722372">
                <text:p>0.0862533692722372</text:p>
                <draw:g>
                  <svg:desc>Sheet1.B2:Sheet1.B501</svg:desc>
                </draw:g>
              </table:table-cell>
              <table:table-cell office:value-type="float" office:value="0.931396780820218">
                <text:p>0.931396780820218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377358490566">
                <text:p>0.10377358490566</text:p>
              </table:table-cell>
              <table:table-cell office:value-type="float" office:value="0.910582040558874">
                <text:p>0.910582040558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75202156334232">
                <text:p>0.175202156334232</text:p>
              </table:table-cell>
              <table:table-cell office:value-type="float" office:value="0.870247065023046">
                <text:p>0.87024706502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3719676549865">
                <text:p>0.223719676549865</text:p>
              </table:table-cell>
              <table:table-cell office:value-type="float" office:value="0.834331293557844">
                <text:p>0.834331293557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73584905660377">
                <text:p>0.273584905660377</text:p>
              </table:table-cell>
              <table:table-cell office:value-type="float" office:value="0.814617881522673">
                <text:p>0.814617881522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27493261455526">
                <text:p>0.327493261455526</text:p>
              </table:table-cell>
              <table:table-cell office:value-type="float" office:value="0.791309734760185">
                <text:p>0.791309734760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767323965809862">
                <text:p>0.767323965809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93530997304582">
                <text:p>0.393530997304582</text:p>
              </table:table-cell>
              <table:table-cell office:value-type="float" office:value="0.744488482710834">
                <text:p>0.744488482710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644204851752">
                <text:p>0.41644204851752</text:p>
              </table:table-cell>
              <table:table-cell office:value-type="float" office:value="0.722437148428995">
                <text:p>0.722437148428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46091644204852">
                <text:p>0.446091644204852</text:p>
              </table:table-cell>
              <table:table-cell office:value-type="float" office:value="0.702170238128064">
                <text:p>0.702170238128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64959568733154">
                <text:p>0.464959568733154</text:p>
              </table:table-cell>
              <table:table-cell office:value-type="float" office:value="0.683893593780272">
                <text:p>0.683893593780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85175202156334">
                <text:p>0.485175202156334</text:p>
              </table:table-cell>
              <table:table-cell office:value-type="float" office:value="0.666682579700177">
                <text:p>0.666682579700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1078167115903">
                <text:p>0.51078167115903</text:p>
              </table:table-cell>
              <table:table-cell office:value-type="float" office:value="0.649758811554332">
                <text:p>0.64975881155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3099730458221">
                <text:p>0.53099730458221</text:p>
              </table:table-cell>
              <table:table-cell office:value-type="float" office:value="0.632969684068262">
                <text:p>0.632969684068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44474393530997">
                <text:p>0.544474393530997</text:p>
              </table:table-cell>
              <table:table-cell office:value-type="float" office:value="0.616638107512559">
                <text:p>0.616638107512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0080862533693">
                <text:p>0.570080862533693</text:p>
              </table:table-cell>
              <table:table-cell office:value-type="float" office:value="0.601231679722792">
                <text:p>0.601231679722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8355795148248">
                <text:p>0.58355795148248</text:p>
              </table:table-cell>
              <table:table-cell office:value-type="float" office:value="0.587023772393765">
                <text:p>0.587023772393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9730458221024">
                <text:p>0.599730458221024</text:p>
              </table:table-cell>
              <table:table-cell office:value-type="float" office:value="0.573995249554988">
                <text:p>0.573995249554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09164420485175">
                <text:p>0.609164420485175</text:p>
              </table:table-cell>
              <table:table-cell office:value-type="float" office:value="0.56192996657573">
                <text:p>0.56192996657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13207547169811">
                <text:p>0.613207547169811</text:p>
              </table:table-cell>
              <table:table-cell office:value-type="float" office:value="0.550544730371805">
                <text:p>0.550544730371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8032345013477">
                <text:p>0.628032345013477</text:p>
              </table:table-cell>
              <table:table-cell office:value-type="float" office:value="0.539589679232024">
                <text:p>0.539589679232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36118598382749">
                <text:p>0.636118598382749</text:p>
              </table:table-cell>
              <table:table-cell office:value-type="float" office:value="0.528905537498719">
                <text:p>0.528905537498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0.518436102575454">
                <text:p>0.518436102575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49595687331536">
                <text:p>0.649595687331536</text:p>
              </table:table-cell>
              <table:table-cell office:value-type="float" office:value="0.508199314602881">
                <text:p>0.508199314602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53638814016172">
                <text:p>0.653638814016172</text:p>
              </table:table-cell>
              <table:table-cell office:value-type="float" office:value="0.498246478590361">
                <text:p>0.498246478590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54986522911051">
                <text:p>0.654986522911051</text:p>
              </table:table-cell>
              <table:table-cell office:value-type="float" office:value="0.48863657095032">
                <text:p>0.48863657095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69811320754717">
                <text:p>0.669811320754717</text:p>
              </table:table-cell>
              <table:table-cell office:value-type="float" office:value="0.479421561899563">
                <text:p>0.479421561899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83288409703504">
                <text:p>0.683288409703504</text:p>
              </table:table-cell>
              <table:table-cell office:value-type="float" office:value="0.470636961797366">
                <text:p>0.470636961797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8733153638814">
                <text:p>0.68733153638814</text:p>
              </table:table-cell>
              <table:table-cell office:value-type="float" office:value="0.46229966037773">
                <text:p>0.46229966037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92722371967655">
                <text:p>0.692722371967655</text:p>
              </table:table-cell>
              <table:table-cell office:value-type="float" office:value="0.454410027350003">
                <text:p>0.45441002735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03504043126685">
                <text:p>0.703504043126685</text:p>
              </table:table-cell>
              <table:table-cell office:value-type="float" office:value="0.446954086821574">
                <text:p>0.44695408682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06199460916442">
                <text:p>0.706199460916442</text:p>
              </table:table-cell>
              <table:table-cell office:value-type="float" office:value="0.439906038956351">
                <text:p>0.439906038956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11590296495957">
                <text:p>0.711590296495957</text:p>
              </table:table-cell>
              <table:table-cell office:value-type="float" office:value="0.433232081147351">
                <text:p>0.433232081147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15633423180593">
                <text:p>0.715633423180593</text:p>
              </table:table-cell>
              <table:table-cell office:value-type="float" office:value="0.42689585550473">
                <text:p>0.42689585550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25067385444744">
                <text:p>0.725067385444744</text:p>
              </table:table-cell>
              <table:table-cell office:value-type="float" office:value="0.420863320195436">
                <text:p>0.420863320195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30458221024259">
                <text:p>0.730458221024259</text:p>
              </table:table-cell>
              <table:table-cell office:value-type="float" office:value="0.415104675927654">
                <text:p>0.415104675927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1805929919137">
                <text:p>0.731805929919137</text:p>
              </table:table-cell>
              <table:table-cell office:value-type="float" office:value="0.409594486299534">
                <text:p>0.409594486299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37196765498652">
                <text:p>0.737196765498652</text:p>
              </table:table-cell>
              <table:table-cell office:value-type="float" office:value="0.404311880848649">
                <text:p>0.404311880848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42587601078167">
                <text:p>0.742587601078167</text:p>
              </table:table-cell>
              <table:table-cell office:value-type="float" office:value="0.399240838813685">
                <text:p>0.399240838813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6630727762803">
                <text:p>0.746630727762803</text:p>
              </table:table-cell>
              <table:table-cell office:value-type="float" office:value="0.394369707162255">
                <text:p>0.394369707162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50673854447439">
                <text:p>0.750673854447439</text:p>
              </table:table-cell>
              <table:table-cell office:value-type="float" office:value="0.389689407534482">
                <text:p>0.389689407534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58760107816711">
                <text:p>0.758760107816711</text:p>
              </table:table-cell>
              <table:table-cell office:value-type="float" office:value="0.385189827881887">
                <text:p>0.385189827881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58760107816711">
                <text:p>0.758760107816711</text:p>
              </table:table-cell>
              <table:table-cell office:value-type="float" office:value="0.380854309437333">
                <text:p>0.380854309437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65498652291105">
                <text:p>0.765498652291105</text:p>
              </table:table-cell>
              <table:table-cell office:value-type="float" office:value="0.376656458061227">
                <text:p>0.376656458061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68194070080862">
                <text:p>0.768194070080862</text:p>
              </table:table-cell>
              <table:table-cell office:value-type="float" office:value="0.372570799580505">
                <text:p>0.372570799580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0.368591846419906">
                <text:p>0.368591846419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0.364728484290744">
                <text:p>0.364728484290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0.360983237450016">
                <text:p>0.360983237450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74932614555256">
                <text:p>0.774932614555256</text:p>
              </table:table-cell>
              <table:table-cell office:value-type="float" office:value="0.357347587659244">
                <text:p>0.357347587659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8167115902965">
                <text:p>0.78167115902965</text:p>
              </table:table-cell>
              <table:table-cell office:value-type="float" office:value="0.35380642256966">
                <text:p>0.35380642256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8167115902965">
                <text:p>0.78167115902965</text:p>
              </table:table-cell>
              <table:table-cell office:value-type="float" office:value="0.350342734750173">
                <text:p>0.3503427347501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80323450134771">
                <text:p>0.780323450134771</text:p>
              </table:table-cell>
              <table:table-cell office:value-type="float" office:value="0.346942144050675">
                <text:p>0.346942144050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343595349479421">
                <text:p>0.3435953494794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88409703504043">
                <text:p>0.788409703504043</text:p>
              </table:table-cell>
              <table:table-cell office:value-type="float" office:value="0.340297107931876">
                <text:p>0.340297107931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95148247978436">
                <text:p>0.795148247978436</text:p>
              </table:table-cell>
              <table:table-cell office:value-type="float" office:value="0.337043340838241">
                <text:p>0.337043340838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96495956873315">
                <text:p>0.796495956873315</text:p>
              </table:table-cell>
              <table:table-cell office:value-type="float" office:value="0.333829171128134">
                <text:p>0.333829171128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97843665768194">
                <text:p>0.797843665768194</text:p>
              </table:table-cell>
              <table:table-cell office:value-type="float" office:value="0.330649095401819">
                <text:p>0.330649095401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00539083557951">
                <text:p>0.800539083557951</text:p>
              </table:table-cell>
              <table:table-cell office:value-type="float" office:value="0.327498137488123">
                <text:p>0.327498137488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0188679245283">
                <text:p>0.80188679245283</text:p>
              </table:table-cell>
              <table:table-cell office:value-type="float" office:value="0.324372796500795">
                <text:p>0.324372796500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05929919137466">
                <text:p>0.805929919137466</text:p>
              </table:table-cell>
              <table:table-cell office:value-type="float" office:value="0.321271698392263">
                <text:p>0.321271698392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14016172506739">
                <text:p>0.814016172506739</text:p>
              </table:table-cell>
              <table:table-cell office:value-type="float" office:value="0.318195968437794">
                <text:p>0.318195968437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16711590296496">
                <text:p>0.816711590296496</text:p>
              </table:table-cell>
              <table:table-cell office:value-type="float" office:value="0.315149268247046">
                <text:p>0.3151492682470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19407008086253">
                <text:p>0.819407008086253</text:p>
              </table:table-cell>
              <table:table-cell office:value-type="float" office:value="0.312137662717002">
                <text:p>0.312137662717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19407008086253">
                <text:p>0.819407008086253</text:p>
              </table:table-cell>
              <table:table-cell office:value-type="float" office:value="0.309169290077585">
                <text:p>0.309169290077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22102425876011">
                <text:p>0.822102425876011</text:p>
              </table:table-cell>
              <table:table-cell office:value-type="float" office:value="0.306253343446157">
                <text:p>0.306253343446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22102425876011">
                <text:p>0.822102425876011</text:p>
              </table:table-cell>
              <table:table-cell office:value-type="float" office:value="0.303397932371403">
                <text:p>0.303397932371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24797843665768">
                <text:p>0.824797843665768</text:p>
              </table:table-cell>
              <table:table-cell office:value-type="float" office:value="0.300606822098522">
                <text:p>0.300606822098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28840970350404">
                <text:p>0.828840970350404</text:p>
              </table:table-cell>
              <table:table-cell office:value-type="float" office:value="0.297875172560128">
                <text:p>0.297875172560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30188679245283">
                <text:p>0.830188679245283</text:p>
              </table:table-cell>
              <table:table-cell office:value-type="float" office:value="0.295187183006606">
                <text:p>0.295187183006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30188679245283">
                <text:p>0.830188679245283</text:p>
              </table:table-cell>
              <table:table-cell office:value-type="float" office:value="0.292525685363311">
                <text:p>0.292525685363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31536388140162">
                <text:p>0.831536388140162</text:p>
              </table:table-cell>
              <table:table-cell office:value-type="float" office:value="0.28989982974116">
                <text:p>0.28989982974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3288409703504">
                <text:p>0.83288409703504</text:p>
              </table:table-cell>
              <table:table-cell office:value-type="float" office:value="0.287352995174178">
                <text:p>0.287352995174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3288409703504">
                <text:p>0.83288409703504</text:p>
              </table:table-cell>
              <table:table-cell office:value-type="float" office:value="0.284855232928717">
                <text:p>0.2848552329287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38274932614555">
                <text:p>0.838274932614555</text:p>
              </table:table-cell>
              <table:table-cell office:value-type="float" office:value="0.282163196838006">
                <text:p>0.282163196838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40970350404313">
                <text:p>0.840970350404313</text:p>
              </table:table-cell>
              <table:table-cell office:value-type="float" office:value="0.279358177356432">
                <text:p>0.279358177356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39622641509434">
                <text:p>0.839622641509434</text:p>
              </table:table-cell>
              <table:table-cell office:value-type="float" office:value="0.276516675143499">
                <text:p>0.276516675143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39622641509434">
                <text:p>0.839622641509434</text:p>
              </table:table-cell>
              <table:table-cell office:value-type="float" office:value="0.273751815698308">
                <text:p>0.273751815698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39622641509434">
                <text:p>0.839622641509434</text:p>
              </table:table-cell>
              <table:table-cell office:value-type="float" office:value="0.271104104141077">
                <text:p>0.271104104141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42318059299191">
                <text:p>0.842318059299191</text:p>
              </table:table-cell>
              <table:table-cell office:value-type="float" office:value="0.268475936367138">
                <text:p>0.2684759363671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42318059299191">
                <text:p>0.842318059299191</text:p>
              </table:table-cell>
              <table:table-cell office:value-type="float" office:value="0.26579500821992">
                <text:p>0.26579500821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46361185983827">
                <text:p>0.846361185983827</text:p>
              </table:table-cell>
              <table:table-cell office:value-type="float" office:value="0.263110161905695">
                <text:p>0.263110161905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49056603773585">
                <text:p>0.849056603773585</text:p>
              </table:table-cell>
              <table:table-cell office:value-type="float" office:value="0.260465067506859">
                <text:p>0.260465067506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55795148247978">
                <text:p>0.855795148247978</text:p>
              </table:table-cell>
              <table:table-cell office:value-type="float" office:value="0.257853190138541">
                <text:p>0.2578531901385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58490566037736">
                <text:p>0.858490566037736</text:p>
              </table:table-cell>
              <table:table-cell office:value-type="float" office:value="0.255240181720283">
                <text:p>0.2552401817202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52589662043436">
                <text:p>0.252589662043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989058080966">
                <text:p>0.24989058080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7178627231804">
                <text:p>0.247178627231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63881401617251">
                <text:p>0.863881401617251</text:p>
              </table:table-cell>
              <table:table-cell office:value-type="float" office:value="0.244514115317461">
                <text:p>0.2445141153174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65229110512129">
                <text:p>0.865229110512129</text:p>
              </table:table-cell>
              <table:table-cell office:value-type="float" office:value="0.241939655846555">
                <text:p>0.241939655846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1185983827493">
                <text:p>0.861185983827493</text:p>
              </table:table-cell>
              <table:table-cell office:value-type="float" office:value="0.239470173429397">
                <text:p>0.2394701734293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37105408175776">
                <text:p>0.237105408175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63881401617251">
                <text:p>0.863881401617251</text:p>
              </table:table-cell>
              <table:table-cell office:value-type="float" office:value="0.23484017863382">
                <text:p>0.23484017863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66576819407008">
                <text:p>0.866576819407008</text:p>
              </table:table-cell>
              <table:table-cell office:value-type="float" office:value="0.232668515653619">
                <text:p>0.232668515653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66576819407008">
                <text:p>0.866576819407008</text:p>
              </table:table-cell>
              <table:table-cell office:value-type="float" office:value="0.230584223356901">
                <text:p>0.230584223356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69272237196766">
                <text:p>0.869272237196766</text:p>
              </table:table-cell>
              <table:table-cell office:value-type="float" office:value="0.228579391029382">
                <text:p>0.228579391029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71967654986523">
                <text:p>0.871967654986523</text:p>
              </table:table-cell>
              <table:table-cell office:value-type="float" office:value="0.22664408323641">
                <text:p>0.22664408323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71967654986523">
                <text:p>0.871967654986523</text:p>
              </table:table-cell>
              <table:table-cell office:value-type="float" office:value="0.224769716138194">
                <text:p>0.224769716138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73315363881402">
                <text:p>0.873315363881402</text:p>
              </table:table-cell>
              <table:table-cell office:value-type="float" office:value="0.222951198227034">
                <text:p>0.222951198227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7466307277628">
                <text:p>0.87466307277628</text:p>
              </table:table-cell>
              <table:table-cell office:value-type="float" office:value="0.22118582844883">
                <text:p>0.22118582844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19471353575832">
                <text:p>0.219471353575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17804124592193">
                <text:p>0.217804124592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16178911466072">
                <text:p>0.2161789114660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1459030424632">
                <text:p>0.214590304246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13034132929449">
                <text:p>0.213034132929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882749326145552">
                <text:p>0.882749326145552</text:p>
              </table:table-cell>
              <table:table-cell office:value-type="float" office:value="0.21150808693533">
                <text:p>0.211508086935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82749326145552">
                <text:p>0.882749326145552</text:p>
              </table:table-cell>
              <table:table-cell office:value-type="float" office:value="0.210011622817469">
                <text:p>0.210011622817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20854549900245">
                <text:p>0.20854549900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886792452830189">
                <text:p>0.886792452830189</text:p>
              </table:table-cell>
              <table:table-cell office:value-type="float" office:value="0.207111256541829">
                <text:p>0.207111256541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886792452830189">
                <text:p>0.886792452830189</text:p>
              </table:table-cell>
              <table:table-cell office:value-type="float" office:value="0.205710891750232">
                <text:p>0.205710891750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204346849922842">
                <text:p>0.204346849922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20302229940697">
                <text:p>0.203022299406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201741378993501">
                <text:p>0.2017413789935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2005087222885">
                <text:p>0.2005087222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99327512130413">
                <text:p>0.199327512130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892183288409703">
                <text:p>0.892183288409703</text:p>
              </table:table-cell>
              <table:table-cell office:value-type="float" office:value="0.198196850662041">
                <text:p>0.198196850662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892183288409703">
                <text:p>0.892183288409703</text:p>
              </table:table-cell>
              <table:table-cell office:value-type="float" office:value="0.197111490842284">
                <text:p>0.197111490842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96064434854449">
                <text:p>0.1960644348544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896226415094339">
                <text:p>0.896226415094339</text:p>
              </table:table-cell>
              <table:table-cell office:value-type="float" office:value="0.195047080034163">
                <text:p>0.1950470800341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94046892784033">
                <text:p>0.194046892784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93051746705435">
                <text:p>0.193051746705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92056911016231">
                <text:p>0.1920569110162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896226415094339">
                <text:p>0.896226415094339</text:p>
              </table:table-cell>
              <table:table-cell office:value-type="float" office:value="0.191063746131232">
                <text:p>0.1910637461312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90074549344102">
                <text:p>0.190074549344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89090172836885">
                <text:p>0.1890901728368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88110164484299">
                <text:p>0.1881101644842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87133613039415">
                <text:p>0.187133613039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86159828854321">
                <text:p>0.186159828854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85188647553376">
                <text:p>0.185188647553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896226415094339">
                <text:p>0.896226415094339</text:p>
              </table:table-cell>
              <table:table-cell office:value-type="float" office:value="0.184220388516496">
                <text:p>0.184220388516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83255621654295">
                <text:p>0.183255621654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822949776709">
                <text:p>0.18229497767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896226415094339">
                <text:p>0.896226415094339</text:p>
              </table:table-cell>
              <table:table-cell office:value-type="float" office:value="0.181339144786539">
                <text:p>0.181339144786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80388995915181">
                <text:p>0.1803889959151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79445688499671">
                <text:p>0.179445688499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7851062506695">
                <text:p>0.178510625066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77585274275538">
                <text:p>0.177585274275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7667093980505">
                <text:p>0.17667093980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01617250673854">
                <text:p>0.901617250673854</text:p>
              </table:table-cell>
              <table:table-cell office:value-type="float" office:value="0.175768580457327">
                <text:p>0.175768580457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74878737653956">
                <text:p>0.174878737653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74001564331527">
                <text:p>0.1740015643315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7313691518423">
                <text:p>0.17313691518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72284459562339">
                <text:p>0.172284459562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71443795489209">
                <text:p>0.171443795489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70614556057532">
                <text:p>0.1706145560575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69796501509637">
                <text:p>0.1697965015096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68989586236513">
                <text:p>0.1689895862365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68193987035468">
                <text:p>0.1681939870354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07008086253369">
                <text:p>0.907008086253369</text:p>
              </table:table-cell>
              <table:table-cell office:value-type="float" office:value="0.167410082267465">
                <text:p>0.167410082267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6663838277948">
                <text:p>0.16663838277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65879431973711">
                <text:p>0.165879431973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65133705734134">
                <text:p>0.165133705734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64401542372098">
                <text:p>0.1644015423720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63683115842375">
                <text:p>0.163683115842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11051212938005">
                <text:p>0.911051212938005</text:p>
              </table:table-cell>
              <table:table-cell office:value-type="float" office:value="0.162978443727817">
                <text:p>0.1629784437278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62287410675888">
                <text:p>0.162287410675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61609792581974">
                <text:p>0.161609792581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60945277834498">
                <text:p>0.1609452778344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60293488682146">
                <text:p>0.1602934886821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59654005525983">
                <text:p>0.159654005525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59026393483857">
                <text:p>0.1590263934838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58410227975542">
                <text:p>0.1584102279755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7805115551382">
                <text:p>0.1578051155513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7210707038348">
                <text:p>0.157210707038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6626701413274">
                <text:p>0.1566267014132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6052840166751">
                <text:p>0.156052840166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5488893024251">
                <text:p>0.1554888930242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4934636358001">
                <text:p>0.154934636358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4389824922721">
                <text:p>0.1543898249227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3854155343611">
                <text:p>0.153854155343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3327216618142">
                <text:p>0.1533272166181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2808420908429">
                <text:p>0.152808420908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52296910750972">
                <text:p>0.1522969107509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1791449635182">
                <text:p>0.1517914496351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1290320942068">
                <text:p>0.1512903209420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0791280365402">
                <text:p>0.1507912803654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50291622818358">
                <text:p>0.1502916228183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9788418946312">
                <text:p>0.149788418946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927890466978">
                <text:p>0.149278904669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8760872016898">
                <text:p>0.1487608720168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8232865838179">
                <text:p>0.1482328658381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7694156745552">
                <text:p>0.1476941567455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7144655840465">
                <text:p>0.1471446558404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6584955223749">
                <text:p>0.1465849552237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6016588745536">
                <text:p>0.1460165887455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5442522291506">
                <text:p>0.145442522291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4867765545142">
                <text:p>0.1448677655451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4299805197083">
                <text:p>0.1442998051970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3748361721622">
                <text:p>0.143748361721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3223928122978">
                <text:p>0.1432239281229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2734913767166">
                <text:p>0.1427349137671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2284237692979">
                <text:p>0.142284237692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186745211411">
                <text:p>0.141867452114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1474211944334">
                <text:p>0.141474211944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1092195948996">
                <text:p>0.1410921959489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0710379684753">
                <text:p>0.140710379684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0320125469064">
                <text:p>0.140320125469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9915098400727">
                <text:p>0.139915098400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39490683592786">
                <text:p>0.1394906835927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9043069958331">
                <text:p>0.1390430699583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8569838478786">
                <text:p>0.1385698384787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8071763273159">
                <text:p>0.1380717632731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7553336415954">
                <text:p>0.1375533364159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7022387728453">
                <text:p>0.1370223877284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6489055515583">
                <text:p>0.1364890555155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35963358437713">
                <text:p>0.1359633584377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35452059953893">
                <text:p>0.1354520599538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4956620580835">
                <text:p>0.1349566205808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4473578905465">
                <text:p>0.134473578905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3997197409801">
                <text:p>0.1339971974098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352211970203">
                <text:p>0.13352211970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304399029077">
                <text:p>0.133043990290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2559093194236">
                <text:p>0.132559093194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2065060023533">
                <text:p>0.1320650600235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31562873816764">
                <text:p>0.1315628738167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31058001105029">
                <text:p>0.1310580011050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30558834004636">
                <text:p>0.1305588340046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30074383428664">
                <text:p>0.1300743834286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29609969654291">
                <text:p>0.1296099696542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29159850302149">
                <text:p>0.1291598503021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8705357532062">
                <text:p>0.1287053575320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8226170421766">
                <text:p>0.128226170421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771751758627">
                <text:p>0.127717517586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719258708217">
                <text:p>0.127192587082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666735321659">
                <text:p>0.126667353216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6149934781201">
                <text:p>0.1261499347812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5643395164807">
                <text:p>0.1256433951648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25150055794659">
                <text:p>0.1251500557946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24671550248367">
                <text:p>0.1246715502483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4208300730508">
                <text:p>0.124208300730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3759806930588">
                <text:p>0.1237598069305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3325041619692">
                <text:p>0.1233250416196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2902733439806">
                <text:p>0.1229027334398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2491506556353">
                <text:p>0.1224915065563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2089932466953">
                <text:p>0.1220899324669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1696558356803">
                <text:p>0.1216965583568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1309951403126">
                <text:p>0.1213099514031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0928774510949">
                <text:p>0.1209287745109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0551884773072">
                <text:p>0.1205518847730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0178434841669">
                <text:p>0.1201784348416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9807948211852">
                <text:p>0.1198079482118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9440343939688">
                <text:p>0.1194403439396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9075898121997">
                <text:p>0.1190758981219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8715143477243">
                <text:p>0.118715143477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8358722272287">
                <text:p>0.1183587222722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8007214510914">
                <text:p>0.118007214510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7660977985328">
                <text:p>0.117660977985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732004187981">
                <text:p>0.117320041879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698408770267">
                <text:p>0.116984087702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6652524238908">
                <text:p>0.1166525242389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6324627038639">
                <text:p>0.1163246270386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5999703865327">
                <text:p>0.1159997038653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5677239799413">
                <text:p>0.115677239799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5357004772847">
                <text:p>0.1153570047728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5039103224556">
                <text:p>0.1150391032245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4723977490953">
                <text:p>0.1147239774909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4412360684659">
                <text:p>0.1144123606846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4105204855386">
                <text:p>0.1141052048553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3803580928383">
                <text:p>0.1138035809283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3508572621478">
                <text:p>0.113508572621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3221144605525">
                <text:p>0.1132211446055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2942002423517">
                <text:p>0.1129420024235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2671437460193">
                <text:p>0.1126714374601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2409254601949">
                <text:p>0.1124092546019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2154896374855">
                <text:p>0.1121548963748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1908011779587">
                <text:p>0.1119080117795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1669648684165">
                <text:p>0.1116696486841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1444479466726">
                <text:p>0.1114444794667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1244857758035">
                <text:p>0.1112448577580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11097819546788">
                <text:p>0.1110978195467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11046005736006">
                <text:p>0.111046005736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11069771696241">
                <text:p>0.1110697716962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0815526817012">
                <text:p>0.110815526817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09967881494516">
                <text:p>0.1099678814945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09018464579275">
                <text:p>0.1090184645792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8332787984735">
                <text:p>0.1083327879847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7787402159821">
                <text:p>0.1077874021598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7317855294249">
                <text:p>0.1073178552942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6907707878921">
                <text:p>0.1069077078789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6541698345238">
                <text:p>0.106541698345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6206472601626">
                <text:p>0.1062064726016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5892128074328">
                <text:p>0.1058921280743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5592715036985">
                <text:p>0.1055927150369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5304945190026">
                <text:p>0.1053049451900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5027008439987">
                <text:p>0.1050270084399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4757915679635">
                <text:p>0.1047579156796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4497125044097">
                <text:p>0.1044971250440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4244314915926">
                <text:p>0.1042443149159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3999247224462">
                <text:p>0.1039992472244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3761688187617">
                <text:p>0.1037616881876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3531365731041">
                <text:p>0.1035313657310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3307949749812">
                <text:p>0.1033079497498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3091045813601">
                <text:p>0.103091045813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2880195674774">
                <text:p>0.1028801956747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102674879189859">
                <text:p>0.1026748791898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2474512063268">
                <text:p>0.1024745120632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2278431994124">
                <text:p>0.1022784319941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20858621233">
                <text:p>0.10208586212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1895835088639">
                <text:p>0.1018958350886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1707054145129">
                <text:p>0.1017070541451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1517662424083">
                <text:p>0.1015176624240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13248953988">
                <text:p>0.10132489539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1124623012023">
                <text:p>0.1011246230120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0910876063867">
                <text:p>0.1009108760638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0675607713272">
                <text:p>0.1006756077132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0409042930494">
                <text:p>0.1004090429304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0100654740061">
                <text:p>0.1001006547400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97401771794732">
                <text:p>0.09974017717947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93187547657207">
                <text:p>0.09931875476572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988304198210132">
                <text:p>0.09883041982101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8271832853003">
                <text:p>0.0982718328530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76472255849165">
                <text:p>0.09764722558491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69754383195088">
                <text:p>0.09697543831950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62841046076853">
                <text:p>0.09628410460768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56030796410163">
                <text:p>0.0956030796410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49586838870106">
                <text:p>0.09495868388701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43655697571244">
                <text:p>0.09436556975712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3823115861777">
                <text:p>0.0938231158617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33210854932699">
                <text:p>0.09332108549326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28496581923928">
                <text:p>0.09284965819239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924050874109968">
                <text:p>0.09240508741099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919884283420618">
                <text:p>0.09198842834206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916015986501462">
                <text:p>0.0916015986501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912455081640398">
                <text:p>0.09124550816403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909210620934933">
                <text:p>0.09092106209349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906299551618769">
                <text:p>0.09062995516187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903710637063773">
                <text:p>0.09037106370637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01306627573501">
                <text:p>0.09013066275735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98691907447055">
                <text:p>0.08986919074470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95416067511285">
                <text:p>0.08954160675112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91688919261497">
                <text:p>0.08916889192614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88002079600055">
                <text:p>0.0888002079600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84381199348727">
                <text:p>0.08843811993487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8092201097423">
                <text:p>0.0880922010974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77699768370701">
                <text:p>0.08776997683707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74547834170825">
                <text:p>0.08745478341708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71270498415185">
                <text:p>0.08712704984151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67886012664929">
                <text:p>0.08678860126649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64577331135438">
                <text:p>0.08645773311354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61586264053249">
                <text:p>0.08615862640532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9159276068422">
                <text:p>0.08591592760684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7299245612683">
                <text:p>0.08572992456126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585667898801">
                <text:p>0.0855856678988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4822716404139">
                <text:p>0.0854822716404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4324691803958">
                <text:p>0.08543246918039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4805151653114">
                <text:p>0.0854805151653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5739917958633">
                <text:p>0.0857399179586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64155560291307">
                <text:p>0.08641555602913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796360752559">
                <text:p>0.087963607525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70515371319231">
                <text:p>0.08705153713192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79525965091064">
                <text:p>0.08795259650910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87959440785768">
                <text:p>0.08879594407857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62435835627998">
                <text:p>0.0862435835627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4958407294136">
                <text:p>0.0849584072941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5411752768085">
                <text:p>0.0854117527680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42065845330489">
                <text:p>0.08420658453304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36056382107488">
                <text:p>0.08360563821074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42306975332773">
                <text:p>0.08423069753327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33087233033323">
                <text:p>0.08330872330333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29908520492965">
                <text:p>0.08299085204929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30539467146141">
                <text:p>0.08305394671461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35806767471286">
                <text:p>0.08358067674712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27902965359409">
                <text:p>0.08279029653594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34216170382022">
                <text:p>0.08342161703820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41583521530505">
                <text:p>0.08415835215305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48009479091604">
                <text:p>0.08480094790916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57869649273724">
                <text:p>0.08578696492737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4977846621503">
                <text:p>0.0849778466215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47059494315186">
                <text:p>0.08470594943151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36126718930269">
                <text:p>0.08361267189302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4692158699072">
                <text:p>0.084692158699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43120423139609">
                <text:p>0.08431204231396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37373067131768">
                <text:p>0.08373730671317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45743101124695">
                <text:p>0.08457431011246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27659740499709">
                <text:p>0.08276597404997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1595239526832">
                <text:p>0.0815952395268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31522774819717">
                <text:p>0.08315227748197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48068324942749">
                <text:p>0.08480683249427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34436430758093">
                <text:p>0.08344364307580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30771360388724">
                <text:p>0.08307713603887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29699531748392">
                <text:p>0.08296995317483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33688463478746">
                <text:p>0.08336884634787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54663696327048">
                <text:p>0.08546636963270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26048469735909">
                <text:p>0.08260484697359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34985741420966">
                <text:p>0.08349857414209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06989021900208">
                <text:p>0.08069890219002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40259018952286">
                <text:p>0.08402590189522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807220455083987">
                <text:p>0.08072204550839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02124999353741">
                <text:p>0.08021249993537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99458355810065">
                <text:p>0.07994583558100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810310092096783">
                <text:p>0.08103100920967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80483022499079">
                <text:p>0.0804830224990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951769145816">
                <text:p>0.079517691458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9464436752234">
                <text:p>0.0794644367522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94202029462654">
                <text:p>0.07942020294626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88467883491032">
                <text:p>0.07884678834910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87878428934336">
                <text:p>0.07878784289343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83020338753361">
                <text:p>0.07830203387533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81346164687428">
                <text:p>0.07813461646874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77280197912505">
                <text:p>0.07772801979125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73841458677056">
                <text:p>0.07738414586770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70813603197475">
                <text:p>0.07708136031974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67661656563004">
                <text:p>0.07676616565630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64704217625924">
                <text:p>0.07647042176259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62113763075238">
                <text:p>0.07621137630752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59154210375468">
                <text:p>0.07591542103754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57168134856383">
                <text:p>0.07571681348563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55160410536354">
                <text:p>0.07551604105363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53655827154395">
                <text:p>0.07536558271543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5231722407299">
                <text:p>0.0752317224072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51268187671945">
                <text:p>0.07512681876719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50130947820697">
                <text:p>0.07501309478206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9462759129632">
                <text:p>0.07494627591296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8582368964886">
                <text:p>0.07485823689648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8131485026938">
                <text:p>0.07481314850269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7202811607731">
                <text:p>0.07472028116077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6025228965126">
                <text:p>0.07460252289651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47472930062">
                <text:p>0.074474729300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3230561674986">
                <text:p>0.07432305616749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1321013138556">
                <text:p>0.07413210131385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38671345846824">
                <text:p>0.07386713458468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36030194431195">
                <text:p>0.07360301944311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32992054533142">
                <text:p>0.07329920545331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2906853361915">
                <text:p>0.0729068533619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2513022959283">
                <text:p>0.0725130229592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72559923689011">
                <text:p>0.0725599236890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45283878450604">
                <text:p>0.07452838784506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46109383161894">
                <text:p>0.07461093831618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17021532912965">
                <text:p>0.07170215329129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52058393433106">
                <text:p>0.07520583934331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3397821639547">
                <text:p>0.0733978216395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10616610285646">
                <text:p>0.08106166102856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27783100294815">
                <text:p>0.08277831002948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28690181087185">
                <text:p>0.08286901810871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3024057194943">
                <text:p>0.0730240571949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11165997483057">
                <text:p>0.07111659974830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33325288030474">
                <text:p>0.07333252880304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11402403242278">
                <text:p>0.07114024032422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35904000350712">
                <text:p>0.07359040003507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17630046571678">
                <text:p>0.07176300465716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42811865142217">
                <text:p>0.07428118651422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08295248630375">
                <text:p>0.0708295248630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16219813424932">
                <text:p>0.07162198134249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16055866912062">
                <text:p>0.0716055866912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703459624875984">
                <text:p>0.07034596248759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37472480436417">
                <text:p>0.07374724804364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18384640488958">
                <text:p>0.08183846404889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87450988150156">
                <text:p>0.07874509881501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9188599827964">
                <text:p>0.0791885998279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62475922996602">
                <text:p>0.07624759229966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715715462970286">
                <text:p>0.07157154629702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701114873926356">
                <text:p>0.07011148739263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88777710187738">
                <text:p>0.06887777101877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94417307072984">
                <text:p>0.06944173070729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8492672863114">
                <text:p>0.0684926728631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83924228130129">
                <text:p>0.0683924228130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963611859838275">
                <text:p>0.963611859838275</text:p>
              </table:table-cell>
              <table:table-cell office:value-type="float" office:value="0.0683235997999922">
                <text:p>0.06832359979999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75903967149983">
                <text:p>0.06759039671499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87611410878759">
                <text:p>0.06876114108787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69574979888975">
                <text:p>0.06695749798889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84071080471768">
                <text:p>0.06840710804717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71378369805095">
                <text:p>0.0671378369805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61637575672193">
                <text:p>0.06616375756721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60513498108354">
                <text:p>0.06605134981083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62027789862377">
                <text:p>0.06620277898623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9741575507516">
                <text:p>0.06597415755075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61851066533589">
                <text:p>0.06618510665335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8989504872457">
                <text:p>0.06589895048724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7241855638643">
                <text:p>0.06572418556386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6565102505561">
                <text:p>0.06565651025055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611653969821">
                <text:p>0.0656116539698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5053957573052">
                <text:p>0.06550539575730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5217130837381">
                <text:p>0.06552171308373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2691688836347">
                <text:p>0.06526916888363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5009197420863">
                <text:p>0.06550091974208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49435213906008">
                <text:p>0.0649435213906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58044637941984">
                <text:p>0.06580446379419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963611859838275">
                <text:p>0.963611859838275</text:p>
              </table:table-cell>
              <table:table-cell office:value-type="float" office:value="0.0647527485284787">
                <text:p>0.06475274852847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59232359564926">
                <text:p>0.06592323595649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963611859838275">
                <text:p>0.963611859838275</text:p>
              </table:table-cell>
              <table:table-cell office:value-type="float" office:value="0.0643636297959738">
                <text:p>0.06436362979597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56861040706418">
                <text:p>0.06568610407064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9674601391906">
                <text:p>0.063967460139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51663700771109">
                <text:p>0.0651663700771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6217187219643">
                <text:p>0.06362171872196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45635893703386">
                <text:p>0.06456358937033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5648129713219">
                <text:p>0.06356481297132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7669562840353">
                <text:p>0.06376695628403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4563576533037">
                <text:p>0.0634563576533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416823514868">
                <text:p>0.0634168235148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5469345089099">
                <text:p>0.06354693450890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5376394937411">
                <text:p>0.06353763949374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4839155106677">
                <text:p>0.06348391551066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4012552290731">
                <text:p>0.06340125522907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3040232080146">
                <text:p>0.06330402320801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2203442960121">
                <text:p>0.06322034429601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1259167833024">
                <text:p>0.0631259167833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30403029930648">
                <text:p>0.06304030299306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29480432563704">
                <text:p>0.06294804325637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28691549508228">
                <text:p>0.0628691549508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27855956892771">
                <text:p>0.06278559568927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27144644210208">
                <text:p>0.062714464421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